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8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0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1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1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1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fo:font-weight="bold" fo:font-family="'Times New Roman'" style:font-family-asian="'Times New Roman'" style:font-family-complex="'Times New Roman'" fo:background-color="#f2f2f2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4.00pt" fo:font-weight="bold" fo:font-family="'Times New Roman'" style:font-family-asian="'Times New Roman'" style:font-family-complex="'Times New Roman'" fo:background-color="#f2f2f2" style:use-window-font-color="true"/>
    </style:style>
    <style:style style:name="T1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fo:color="#0000ff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Times New Roman'" style:font-family-asian="'Times New Roman'" style:font-family-complex="'Times New Roman'" fo:background-color="transparent" fo:color="#ff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fo:color="#0000ff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2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4.00pt" fo:font-weight="bold" fo:font-family="'Times New Roman'" style:font-family-asian="'Times New Roman'" style:font-family-complex="'Times New Roman'" fo:background-color="#f2f2f2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4.00pt" fo:font-weight="bold" fo:font-family="'Times New Roman'" style:font-family-asian="'Times New Roman'" style:font-family-complex="'Times New Roman'" fo:background-color="#f2f2f2" style:use-window-font-color="true"/>
    </style:style>
    <style:style style:name="T203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0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2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4.00pt" fo:font-weight="bold" fo:font-family="'Times New Roman'" style:font-family-asian="'Times New Roman'" style:font-family-complex="'Times New Roman'" fo:background-color="#f2f2f2" style:use-window-font-color="true"/>
    </style:style>
    <style:style style:name="T3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4.00pt" fo:font-weight="bold" fo:font-family="'Times New Roman'" style:font-family-asian="'Times New Roman'" style:font-family-complex="'Times New Roman'" fo:background-color="#f2f2f2" style:use-window-font-color="true"/>
    </style:style>
    <style:style style:name="T3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4.00pt" fo:font-weight="bold" fo:font-family="'Times New Roman'" style:font-family-asian="'Times New Roman'" style:font-family-complex="'Times New Roman'" fo:background-color="#f2f2f2" style:use-window-font-color="true"/>
    </style:style>
    <style:style style:name="T3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4.00pt" fo:font-weight="bold" fo:font-family="'Times New Roman'" style:font-family-asian="'Times New Roman'" style:font-family-complex="'Times New Roman'" fo:background-color="#f2f2f2" style:use-window-font-color="true"/>
    </style:style>
    <style:style style:name="T3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4.00pt" fo:font-weight="bold" fo:font-family="'Times New Roman'" style:font-family-asian="'Times New Roman'" style:font-family-complex="'Times New Roman'" fo:background-color="#f2f2f2" style:use-window-font-color="true"/>
    </style:style>
    <style:style style:name="T3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 fo:margin-top="264.00pt" fo:margin-bottom="3.00pt"/>
    </style:style>
    <style:style style:name="P2" style:family="paragraph">
      <style:paragraph-properties fo:line-height="100.00%" fo:text-align="right" fo:margin-bottom="12.00pt"/>
    </style:style>
    <style:style style:name="P3" style:family="paragraph">
      <style:paragraph-properties fo:line-height="100.00%" fo:text-align="justify" fo:margin-top="3.00pt" fo:margin-bottom="3.00pt"/>
    </style:style>
    <style:style style:name="P4" style:family="paragraph">
      <style:paragraph-properties fo:line-height="100.00%" fo:text-align="left" fo:margin-bottom="3.00pt"/>
    </style:style>
    <style:style style:name="P5" style:family="paragraph">
      <style:paragraph-properties fo:line-height="100.00%" fo:text-align="justify" fo:margin-top="3.00pt" fo:margin-bottom="3.00pt"/>
    </style:style>
    <style:style style:name="P6" style:family="paragraph">
      <style:paragraph-properties fo:line-height="100.00%" fo:text-align="left" fo:margin-left="1.70pt" fo:text-indent="0.00pt" fo:margin-top="3.00pt" fo:margin-bottom="3.00pt"/>
    </style:style>
    <style:style style:name="P7" style:family="paragraph">
      <style:paragraph-properties fo:line-height="100.00%" fo:text-align="center" fo:margin-top="3.00pt" fo:margin-bottom="3.00p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58.40pt"/>
          <style:tab-stop style:position="49339.35pt"/>
          <style:tab-stop style:position="54114.65pt" style:char="." style:type="char"/>
          <style:tab-stop style:position="-5.40pt"/>
        </style:tab-stops>
      </style:paragraph-properties>
    </style:style>
    <style:style style:name="P9" style:family="paragraph">
      <style:paragraph-properties fo:line-height="100.00%" fo:text-align="center" fo:margin-top="3.00pt" fo:margin-bottom="3.00pt"/>
    </style:style>
    <style:style style:name="P10" style:family="paragraph">
      <style:paragraph-properties fo:line-height="100.00%" fo:text-align="center" fo:margin-left="1.70pt" fo:text-indent="0.00pt" fo:margin-top="3.00pt" fo:margin-bottom="3.00pt"/>
    </style:style>
    <style:style style:name="P11" style:family="paragraph">
      <style:paragraph-properties fo:line-height="100.00%" fo:text-align="center" fo:margin-left="1.50pt" fo:text-indent="0.00pt" fo:margin-top="3.00pt" fo:margin-bottom="3.00p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58.40pt"/>
          <style:tab-stop style:position="49339.35pt"/>
          <style:tab-stop style:position="54114.65pt" style:char="." style:type="char"/>
          <style:tab-stop style:position="-5.40pt"/>
        </style:tab-stops>
      </style:paragraph-properties>
    </style:style>
    <style:style style:name="P13" style:family="paragraph">
      <style:paragraph-properties fo:line-height="100.00%" fo:text-align="left" fo:margin-left="5.40pt" fo:text-indent="-5.40pt">
        <style:tab-stops>
          <style:tab-stop style:position="58.40pt"/>
          <style:tab-stop style:position="49339.35pt"/>
          <style:tab-stop style:position="421116.25pt" style:type="right"/>
          <style:tab-stop style:position="1620.20pt"/>
        </style:tab-stops>
      </style:paragraph-properties>
    </style:style>
    <style:style style:name="P14" style:family="paragraph">
      <style:paragraph-properties fo:line-height="100.00%" fo:text-align="left" fo:margin-top="3.00pt" fo:margin-bottom="3.00pt"/>
    </style:style>
    <style:style style:name="P15" style:family="paragraph">
      <style:paragraph-properties fo:line-height="100.00%" fo:text-align="left" fo:margin-left="1.70pt" fo:text-indent="0.00pt" fo:margin-top="3.00pt" fo:margin-bottom="3.00pt"/>
    </style:style>
    <style:style style:name="P16" style:family="paragraph">
      <style:paragraph-properties fo:line-height="100.00%" fo:text-align="left" fo:margin-left="1.50pt" fo:text-indent="0.00pt" fo:margin-top="3.00pt" fo:margin-bottom="3.00p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58.40pt"/>
          <style:tab-stop style:position="49339.35pt"/>
          <style:tab-stop style:position="421116.25pt" style:type="right"/>
          <style:tab-stop style:position="1620.20pt"/>
        </style:tab-stops>
      </style:paragraph-properties>
    </style:style>
    <style:style style:name="P18" style:family="paragraph">
      <style:paragraph-properties fo:line-height="100.00%" fo:text-align="justify" fo:margin-top="3.00pt" fo:margin-bottom="3.00pt"/>
    </style:style>
    <style:style style:name="P19" style:family="paragraph">
      <style:paragraph-properties fo:line-height="100.00%" fo:text-align="left" fo:margin-left="1.70pt" fo:text-indent="0.00pt" fo:margin-top="3.00pt" fo:margin-bottom="3.00pt"/>
    </style:style>
    <style:style style:name="P20" style:family="paragraph">
      <style:paragraph-properties fo:line-height="100.00%" fo:text-align="left" fo:margin-left="1.50pt" fo:text-indent="0.00pt" fo:margin-top="3.00pt" fo:margin-bottom="3.00p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58.40pt"/>
          <style:tab-stop style:position="49339.35pt"/>
          <style:tab-stop style:position="421116.25pt" style:type="right"/>
          <style:tab-stop style:position="1620.20pt"/>
        </style:tab-stops>
      </style:paragraph-properties>
    </style:style>
    <style:style style:name="P22" style:family="paragraph">
      <style:paragraph-properties fo:line-height="100.00%" fo:text-align="left" fo:margin-top="3.00pt" fo:margin-bottom="3.00pt"/>
    </style:style>
    <style:style style:name="P23" style:family="paragraph">
      <style:paragraph-properties fo:line-height="100.00%" fo:text-align="left" fo:margin-left="1.70pt" fo:text-indent="0.00pt" fo:margin-top="3.00pt" fo:margin-bottom="3.00pt"/>
    </style:style>
    <style:style style:name="P24" style:family="paragraph">
      <style:paragraph-properties fo:line-height="100.00%" fo:text-align="left" fo:margin-left="1.50pt" fo:text-indent="0.00pt" fo:margin-top="3.00pt" fo:margin-bottom="3.00p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58.40pt"/>
          <style:tab-stop style:position="49339.35pt"/>
          <style:tab-stop style:position="421116.25pt" style:type="right"/>
          <style:tab-stop style:position="1620.20pt"/>
        </style:tab-stops>
      </style:paragraph-properties>
    </style:style>
    <style:style style:name="P26" style:family="paragraph">
      <style:paragraph-properties fo:line-height="100.00%" fo:text-align="left" fo:margin-top="3.00pt" fo:margin-bottom="3.00pt"/>
    </style:style>
    <style:style style:name="P27" style:family="paragraph">
      <style:paragraph-properties fo:line-height="100.00%" fo:text-align="left" fo:margin-left="1.70pt" fo:text-indent="0.00pt" fo:margin-top="3.00pt" fo:margin-bottom="3.00pt"/>
    </style:style>
    <style:style style:name="P28" style:family="paragraph">
      <style:paragraph-properties fo:line-height="100.00%" fo:text-align="left" fo:margin-left="1.50pt" fo:text-indent="0.00pt" fo:margin-top="3.00pt" fo:margin-bottom="3.00p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58.40pt"/>
          <style:tab-stop style:position="49339.35pt"/>
          <style:tab-stop style:position="421116.25pt" style:type="right"/>
          <style:tab-stop style:position="1620.20pt"/>
        </style:tab-stops>
      </style:paragraph-properties>
    </style:style>
    <style:style style:name="P30" style:family="paragraph">
      <style:paragraph-properties fo:line-height="100.00%" fo:text-align="left" fo:margin-top="3.00pt" fo:margin-bottom="3.00pt"/>
    </style:style>
    <style:style style:name="P31" style:family="paragraph">
      <style:paragraph-properties fo:line-height="100.00%" fo:text-align="left" fo:margin-left="1.70pt" fo:text-indent="0.00pt" fo:margin-top="3.00pt" fo:margin-bottom="3.00pt"/>
    </style:style>
    <style:style style:name="P32" style:family="paragraph">
      <style:paragraph-properties fo:line-height="100.00%" fo:text-align="left" fo:margin-left="1.50pt" fo:text-indent="0.00pt" fo:margin-top="3.00pt" fo:margin-bottom="3.00p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58.40pt"/>
          <style:tab-stop style:position="49339.35pt"/>
          <style:tab-stop style:position="421116.25pt" style:type="right"/>
          <style:tab-stop style:position="1620.20pt"/>
        </style:tab-stops>
      </style:paragraph-properties>
    </style:style>
    <style:style style:name="P34" style:family="paragraph">
      <style:paragraph-properties fo:line-height="100.00%" fo:text-align="left" fo:margin-top="3.00pt" fo:margin-bottom="3.00pt"/>
    </style:style>
    <style:style style:name="P35" style:family="paragraph">
      <style:paragraph-properties fo:line-height="100.00%" fo:text-align="left" fo:margin-left="1.70pt" fo:text-indent="0.00pt" fo:margin-top="3.00pt" fo:margin-bottom="3.00pt"/>
    </style:style>
    <style:style style:name="P36" style:family="paragraph">
      <style:paragraph-properties fo:line-height="100.00%" fo:text-align="left" fo:margin-left="1.50pt" fo:text-indent="0.00pt" fo:margin-top="3.00pt" fo:margin-bottom="3.00p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58.40pt"/>
          <style:tab-stop style:position="49339.35pt"/>
          <style:tab-stop style:position="421116.25pt" style:type="right"/>
          <style:tab-stop style:position="1620.20pt"/>
        </style:tab-stops>
      </style:paragraph-properties>
    </style:style>
    <style:style style:name="P38" style:family="paragraph">
      <style:paragraph-properties fo:line-height="100.00%" fo:text-align="left" fo:margin-top="3.00pt" fo:margin-bottom="3.00pt"/>
    </style:style>
    <style:style style:name="P39" style:family="paragraph">
      <style:paragraph-properties fo:line-height="100.00%" fo:text-align="left" fo:margin-left="1.70pt" fo:text-indent="0.00pt" fo:margin-top="3.00pt" fo:margin-bottom="3.00pt"/>
    </style:style>
    <style:style style:name="P40" style:family="paragraph">
      <style:paragraph-properties fo:line-height="100.00%" fo:text-align="left" fo:margin-left="1.50pt" fo:text-indent="0.00pt" fo:margin-top="3.00pt" fo:margin-bottom="3.00p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58.40pt"/>
          <style:tab-stop style:position="49339.35pt"/>
          <style:tab-stop style:position="421116.25pt" style:type="right"/>
          <style:tab-stop style:position="1620.20pt"/>
        </style:tab-stops>
      </style:paragraph-properties>
    </style:style>
    <style:style style:name="P42" style:family="paragraph">
      <style:paragraph-properties fo:line-height="100.00%" fo:text-align="justify" fo:margin-top="3.00pt" fo:margin-bottom="3.00pt"/>
    </style:style>
    <style:style style:name="P43" style:family="paragraph">
      <style:paragraph-properties fo:line-height="100.00%" fo:text-align="center" fo:margin-top="3.00pt" fo:margin-bottom="3.00p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44.25pt"/>
          <style:tab-stop style:position="49339.35pt"/>
          <style:tab-stop style:position="54114.65pt" style:char="." style:type="char"/>
        </style:tab-stops>
      </style:paragraph-properties>
    </style:style>
    <style:style style:name="P45" style:family="paragraph">
      <style:paragraph-properties fo:line-height="100.00%" fo:text-align="center" fo:margin-top="3.00pt" fo:margin-bottom="3.00p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44.25pt"/>
          <style:tab-stop style:position="49339.35pt"/>
          <style:tab-stop style:position="54114.65pt" style:char="." style:type="char"/>
        </style:tab-stops>
      </style:paragraph-properties>
    </style:style>
    <style:style style:name="P47" style:family="paragraph">
      <style:paragraph-properties fo:line-height="100.00%" fo:text-align="left" fo:margin-left="5.40pt" fo:text-indent="-5.40pt">
        <style:tab-stops>
          <style:tab-stop style:position="44.25pt"/>
          <style:tab-stop style:position="49339.35pt"/>
          <style:tab-stop style:position="421116.25pt" style:type="right"/>
        </style:tab-stops>
      </style:paragraph-properties>
    </style:style>
    <style:style style:name="P48" style:family="paragraph">
      <style:paragraph-properties fo:line-height="100.00%" fo:text-align="left" fo:margin-left="1.50pt" fo:text-indent="0.00pt" fo:margin-top="3.00pt" fo:margin-bottom="3.00pt"/>
    </style:style>
    <style:style style:name="P49" style:family="paragraph">
      <style:paragraph-properties fo:line-height="100.00%" fo:text-align="left" fo:margin-left="5.40pt" fo:text-indent="-5.40pt">
        <style:tab-stops>
          <style:tab-stop style:position="44.25pt"/>
          <style:tab-stop style:position="49339.35pt"/>
          <style:tab-stop style:position="421116.25pt" style:type="right"/>
        </style:tab-stops>
      </style:paragraph-properties>
    </style:style>
    <style:style style:name="P50" style:family="paragraph">
      <style:paragraph-properties fo:line-height="100.00%" fo:text-align="left" fo:margin-left="1.50pt" fo:text-indent="0.00pt" fo:margin-top="3.00pt" fo:margin-bottom="3.00p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44.25pt"/>
          <style:tab-stop style:position="49339.35pt"/>
          <style:tab-stop style:position="421116.25pt" style:type="right"/>
        </style:tab-stops>
      </style:paragraph-properties>
    </style:style>
    <style:style style:name="P52" style:family="paragraph">
      <style:paragraph-properties fo:line-height="100.00%" fo:text-align="left" fo:margin-left="1.50pt" fo:text-indent="0.00pt" fo:margin-top="3.00pt" fo:margin-bottom="3.00pt"/>
    </style:style>
    <style:style style:name="P53" style:family="paragraph">
      <style:paragraph-properties fo:line-height="100.00%" fo:text-align="left" fo:margin-left="5.40pt" fo:text-indent="-5.40pt">
        <style:tab-stops>
          <style:tab-stop style:position="44.25pt"/>
          <style:tab-stop style:position="49339.35pt"/>
          <style:tab-stop style:position="421116.25pt" style:type="right"/>
        </style:tab-stops>
      </style:paragraph-properties>
    </style:style>
    <style:style style:name="P54" style:family="paragraph">
      <style:paragraph-properties fo:line-height="100.00%" fo:text-align="justify" fo:margin-top="3.00pt" fo:margin-bottom="3.00pt"/>
    </style:style>
    <style:style style:name="P55" style:family="paragraph">
      <style:paragraph-properties fo:line-height="100.00%" fo:text-align="justify" fo:margin-top="18.00pt" fo:margin-bottom="6.00pt"/>
    </style:style>
    <style:style style:name="P56" style:family="paragraph">
      <style:paragraph-properties fo:line-height="100.00%" fo:text-align="left" fo:margin-top="6.00pt">
        <style:tab-stops>
          <style:tab-stop style:position="24.00pt"/>
          <style:tab-stop style:position="453.00pt" style:type="right" style:leader-style="dotted"/>
        </style:tab-stops>
      </style:paragraph-properties>
    </style:style>
    <style:style style:name="P57" style:family="paragraph">
      <style:paragraph-properties fo:line-height="100.00%" fo:text-align="left" fo:margin-left="12.00pt" fo:text-indent="0.00pt" fo:margin-top="6.00pt">
        <style:tab-stops>
          <style:tab-stop style:position="36.00pt"/>
          <style:tab-stop style:position="441.00pt" style:type="right" style:leader-style="dotted"/>
        </style:tab-stops>
      </style:paragraph-properties>
    </style:style>
    <style:style style:name="P58" style:family="paragraph">
      <style:paragraph-properties fo:line-height="100.00%" fo:text-align="left" fo:margin-left="24.00pt" fo:text-indent="0.00pt">
        <style:tab-stops>
          <style:tab-stop style:position="36.00pt"/>
          <style:tab-stop style:position="429.00pt" style:type="right" style:leader-style="dotted"/>
        </style:tab-stops>
      </style:paragraph-properties>
    </style:style>
    <style:style style:name="P59" style:family="paragraph">
      <style:paragraph-properties fo:line-height="100.00%" fo:text-align="left" fo:margin-top="6.00pt">
        <style:tab-stops>
          <style:tab-stop style:position="24.00pt"/>
          <style:tab-stop style:position="453.00pt" style:type="right" style:leader-style="dotted"/>
        </style:tab-stops>
      </style:paragraph-properties>
    </style:style>
    <style:style style:name="P60" style:family="paragraph">
      <style:paragraph-properties fo:line-height="100.00%" fo:text-align="left" fo:margin-left="12.00pt" fo:text-indent="0.00pt" fo:margin-top="6.00pt">
        <style:tab-stops>
          <style:tab-stop style:position="36.00pt"/>
          <style:tab-stop style:position="441.00pt" style:type="right" style:leader-style="dotted"/>
        </style:tab-stops>
      </style:paragraph-properties>
    </style:style>
    <style:style style:name="P61" style:family="paragraph">
      <style:paragraph-properties fo:line-height="100.00%" fo:text-align="left" fo:margin-top="6.00pt">
        <style:tab-stops>
          <style:tab-stop style:position="24.00pt"/>
          <style:tab-stop style:position="453.00pt" style:type="right" style:leader-style="dotted"/>
        </style:tab-stops>
      </style:paragraph-properties>
    </style:style>
    <style:style style:name="P62" style:family="paragraph">
      <style:paragraph-properties fo:line-height="100.00%" fo:text-align="left" fo:margin-left="12.00pt" fo:text-indent="0.00pt" fo:margin-top="6.00pt">
        <style:tab-stops>
          <style:tab-stop style:position="36.00pt"/>
          <style:tab-stop style:position="441.00pt" style:type="right" style:leader-style="dotted"/>
        </style:tab-stops>
      </style:paragraph-properties>
    </style:style>
    <style:style style:name="P63" style:family="paragraph">
      <style:paragraph-properties fo:line-height="100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64" style:family="paragraph">
      <style:paragraph-properties fo:line-height="100.00%" fo:text-align="left" fo:margin-top="6.00pt">
        <style:tab-stops>
          <style:tab-stop style:position="24.00pt"/>
          <style:tab-stop style:position="453.00pt" style:type="right" style:leader-style="dotted"/>
        </style:tab-stops>
      </style:paragraph-properties>
    </style:style>
    <style:style style:name="P65" style:family="paragraph">
      <style:paragraph-properties fo:line-height="100.00%" fo:text-align="justify" fo:margin-top="3.00pt" fo:margin-bottom="3.00pt"/>
    </style:style>
    <style:style style:name="P66" style:family="paragraph">
      <style:paragraph-properties fo:line-height="100.00%" fo:text-align="justify" fo:margin-top="12.00pt" fo:margin-bottom="6.00pt"/>
    </style:style>
    <style:style style:name="P67" style:family="paragraph">
      <style:paragraph-properties fo:line-height="100.00%" fo:text-align="justify" fo:margin-top="3.00pt" fo:margin-bottom="3.00pt"/>
    </style:style>
    <style:style style:name="P68" style:family="paragraph">
      <style:paragraph-properties fo:line-height="100.00%" fo:text-align="justify" fo:margin-top="12.00pt" fo:margin-bottom="3.00pt"/>
    </style:style>
    <style:style style:name="P69" style:family="paragraph">
      <style:paragraph-properties fo:line-height="100.00%" fo:text-align="justify" fo:margin-top="3.00pt" fo:margin-bottom="3.00pt"/>
    </style:style>
    <style:style style:name="P70" style:family="paragraph">
      <style:paragraph-properties fo:line-height="100.00%" fo:text-align="justify" fo:margin-left="36.00pt" fo:text-indent="0.00pt" fo:margin-top="3.00pt" fo:margin-bottom="3.00pt"/>
    </style:style>
    <style:style style:name="P71" style:family="paragraph">
      <style:paragraph-properties fo:line-height="100.00%" fo:text-align="justify" fo:margin-left="72.00pt" fo:text-indent="0.00pt" fo:margin-top="3.00pt" fo:margin-bottom="3.00pt"/>
    </style:style>
    <style:style style:name="P72" style:family="paragraph">
      <style:paragraph-properties fo:line-height="100.00%" fo:text-align="justify" fo:margin-left="36.00pt" fo:text-indent="0.00pt" fo:margin-top="3.00pt" fo:margin-bottom="3.00pt"/>
    </style:style>
    <style:style style:name="P73" style:family="paragraph">
      <style:paragraph-properties fo:line-height="100.00%" fo:text-align="justify" fo:margin-top="12.00pt" fo:margin-bottom="3.00pt"/>
    </style:style>
    <style:style style:name="P74" style:family="paragraph">
      <style:paragraph-properties fo:line-height="100.00%" fo:text-align="justify" fo:margin-top="3.00pt" fo:margin-bottom="3.00pt"/>
    </style:style>
    <style:style style:name="P75" style:family="paragraph">
      <style:paragraph-properties fo:line-height="100.00%" fo:text-align="justify" fo:margin-top="12.00pt" fo:margin-bottom="3.00pt"/>
    </style:style>
    <style:style style:name="P76" style:family="paragraph">
      <style:paragraph-properties fo:line-height="100.00%" fo:text-align="justify" fo:margin-top="3.00pt" fo:margin-bottom="3.00pt"/>
    </style:style>
    <style:style style:name="P77" style:family="paragraph">
      <style:paragraph-properties fo:line-height="100.00%" fo:text-align="center" fo:margin-top="3.00pt" fo:margin-bottom="3.00pt"/>
    </style:style>
    <style:style style:name="P78" style:family="paragraph">
      <style:paragraph-properties fo:line-height="100.00%" fo:text-align="justify" fo:margin-top="3.00pt" fo:margin-bottom="3.00pt"/>
    </style:style>
    <style:style style:name="P79" style:family="paragraph">
      <style:paragraph-properties fo:line-height="100.00%" fo:text-align="justify" fo:margin-top="12.00pt" fo:margin-bottom="3.00pt"/>
    </style:style>
    <style:style style:name="P80" style:family="paragraph">
      <style:paragraph-properties fo:line-height="100.00%" fo:text-align="justify" fo:margin-top="3.00pt" fo:margin-bottom="3.00pt"/>
    </style:style>
    <style:style style:name="P81" style:family="paragraph">
      <style:paragraph-properties fo:line-height="100.00%" fo:text-align="justify" fo:margin-left="36.00pt" fo:text-indent="0.00pt" fo:margin-top="3.00pt" fo:margin-bottom="3.00pt"/>
    </style:style>
    <style:style style:name="P82" style:family="paragraph">
      <style:paragraph-properties fo:line-height="100.00%" fo:text-align="justify" fo:margin-top="12.00pt" fo:margin-bottom="6.00pt"/>
    </style:style>
    <style:style style:name="P83" style:family="paragraph">
      <style:paragraph-properties fo:line-height="100.00%" fo:text-align="justify" fo:margin-top="3.00pt" fo:margin-bottom="3.00pt"/>
    </style:style>
    <style:style style:name="P84" style:family="paragraph">
      <style:paragraph-properties fo:line-height="100.00%" fo:text-align="justify" fo:margin-top="12.00pt" fo:margin-bottom="3.00pt"/>
    </style:style>
    <style:style style:name="P85" style:family="paragraph">
      <style:paragraph-properties fo:line-height="100.00%" fo:text-align="justify" fo:margin-top="3.00pt" fo:margin-bottom="3.00pt"/>
    </style:style>
    <text:list-style style:name="L8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6" style:family="paragraph">
      <style:paragraph-properties fo:line-height="100.00%" fo:text-align="justify" fo:margin-left="-18.00pt" fo:text-indent="18.00pt" fo:margin-top="3.00pt" fo:margin-bottom="3.00pt"/>
    </style:style>
    <style:style style:name="P87" style:family="paragraph">
      <style:paragraph-properties fo:line-height="100.00%" fo:text-align="justify" fo:margin-top="3.00pt" fo:margin-bottom="3.00pt"/>
    </style:style>
    <text:list-style style:name="L8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8" style:family="paragraph">
      <style:paragraph-properties fo:line-height="100.00%" fo:text-align="justify" fo:margin-left="-18.00pt" fo:text-indent="18.00pt" fo:margin-top="3.00pt" fo:margin-bottom="3.00pt"/>
    </style:style>
    <style:style style:name="P89" style:family="paragraph">
      <style:paragraph-properties fo:line-height="100.00%" fo:text-align="justify" fo:margin-top="12.00pt" fo:margin-bottom="3.00pt"/>
    </style:style>
    <style:style style:name="P90" style:family="paragraph">
      <style:paragraph-properties fo:line-height="100.00%" fo:text-align="justify" fo:margin-top="3.00pt" fo:margin-bottom="3.00pt"/>
    </style:style>
    <style:style style:name="P91" style:family="paragraph">
      <style:paragraph-properties fo:line-height="100.00%" fo:text-align="justify" fo:margin-top="12.00pt" fo:margin-bottom="3.00pt"/>
    </style:style>
    <style:style style:name="P92" style:family="paragraph">
      <style:paragraph-properties fo:line-height="100.00%" fo:text-align="left" fo:margin-left="36.00pt" fo:text-indent="0.00pt" fo:margin-bottom="8.00pt"/>
    </style:style>
    <style:style style:name="P93" style:family="paragraph">
      <style:paragraph-properties fo:line-height="100.00%" fo:text-align="justify" fo:margin-top="3.00pt" fo:margin-bottom="3.00pt"/>
    </style:style>
    <style:style style:name="P94" style:family="paragraph">
      <style:paragraph-properties fo:line-height="100.00%" fo:text-align="justify" fo:margin-left="21.55pt" fo:text-indent="-21.55pt" fo:margin-top="12.00pt" fo:margin-bottom="6.00pt"/>
    </style:style>
    <style:style style:name="P95" style:family="paragraph">
      <style:paragraph-properties fo:line-height="100.00%" fo:text-align="justify" fo:margin-top="3.00pt" fo:margin-bottom="3.00pt"/>
    </style:style>
    <style:style style:name="P96" style:family="paragraph">
      <style:paragraph-properties fo:line-height="100.00%" fo:text-align="left">
        <style:tab-stops>
          <style:tab-stop style:position="455.00pt"/>
        </style:tab-stops>
      </style:paragraph-properties>
    </style:style>
    <style:style style:name="P97" style:family="paragraph">
      <style:paragraph-properties fo:line-height="100.00%" fo:text-align="center" fo:margin-top="3.00pt" fo:margin-bottom="3.00pt"/>
    </style:style>
    <style:style style:name="P98" style:family="paragraph">
      <style:paragraph-properties fo:line-height="100.00%" fo:text-align="left">
        <style:tab-stops>
          <style:tab-stop style:position="455.00pt"/>
        </style:tab-stops>
      </style:paragraph-properties>
    </style:style>
    <style:style style:name="P99" style:family="paragraph">
      <style:paragraph-properties fo:line-height="100.00%" fo:text-align="left">
        <style:tab-stops>
          <style:tab-stop style:position="455.00pt"/>
        </style:tab-stops>
      </style:paragraph-properties>
    </style:style>
    <style:style style:name="P100" style:family="paragraph">
      <style:paragraph-properties fo:line-height="100.00%" fo:text-align="center" fo:margin-top="3.00pt" fo:margin-bottom="3.00pt"/>
    </style:style>
    <style:style style:name="P101" style:family="paragraph">
      <style:paragraph-properties fo:line-height="100.00%" fo:text-align="left">
        <style:tab-stops>
          <style:tab-stop style:position="455.00pt"/>
        </style:tab-stops>
      </style:paragraph-properties>
    </style:style>
    <style:style style:name="P102" style:family="paragraph">
      <style:paragraph-properties fo:line-height="100.00%" fo:text-align="justify" fo:margin-top="3.00pt" fo:margin-bottom="3.00pt"/>
    </style:style>
    <style:style style:name="P103" style:family="paragraph">
      <style:paragraph-properties fo:line-height="100.00%" fo:text-align="justify" fo:margin-left="21.55pt" fo:text-indent="-21.55pt" fo:margin-top="12.00pt" fo:margin-bottom="6.00pt"/>
    </style:style>
    <style:style style:name="P104" style:family="paragraph">
      <style:paragraph-properties fo:line-height="100.00%" fo:text-align="justify" fo:margin-top="12.00pt" fo:margin-bottom="3.00pt"/>
    </style:style>
    <style:style style:name="P105" style:family="paragraph">
      <style:paragraph-properties fo:line-height="100.00%" fo:text-align="justify" fo:margin-top="3.00pt" fo:margin-bottom="3.00pt"/>
    </style:style>
    <style:style style:name="P106" style:family="paragraph">
      <style:paragraph-properties fo:line-height="100.00%" fo:text-align="center" fo:margin-top="12.00pt" fo:margin-bottom="6.00pt"/>
    </style:style>
    <style:style style:name="P107" style:family="paragraph">
      <style:paragraph-properties fo:line-height="100.00%" fo:text-align="justify" fo:margin-top="3.00pt" fo:margin-bottom="3.00pt"/>
    </style:style>
    <style:style style:name="P108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09" style:family="paragraph">
      <style:paragraph-properties fo:line-height="100.00%" fo:text-align="justify" fo:margin-top="12.00pt" fo:margin-bottom="12.00pt"/>
    </style:style>
    <style:style style:name="P110" style:family="paragraph">
      <style:paragraph-properties fo:line-height="100.00%" fo:text-align="right" fo:margin-top="12.00pt" fo:margin-bottom="12.00pt"/>
    </style:style>
    <style:style style:name="P111" style:family="paragraph">
      <style:paragraph-properties fo:line-height="100.00%" fo:text-align="left" fo:margin-left="-5.40pt" fo:text-indent="0.00pt" fo:margin-top="12.00pt" fo:margin-bottom="12.00pt"/>
    </style:style>
    <style:style style:name="P112" style:family="paragraph">
      <style:paragraph-properties fo:line-height="100.00%" fo:text-align="right" fo:margin-top="12.00pt" fo:margin-bottom="12.00pt"/>
    </style:style>
    <style:style style:name="P113" style:family="paragraph">
      <style:paragraph-properties fo:line-height="100.00%" fo:text-align="left" fo:margin-left="-5.40pt" fo:text-indent="0.00pt" fo:margin-top="12.00pt" fo:margin-bottom="12.00pt"/>
    </style:style>
    <style:style style:name="P114" style:family="paragraph">
      <style:paragraph-properties fo:line-height="100.00%" fo:text-align="right" fo:margin-top="12.00pt" fo:margin-bottom="12.00pt"/>
    </style:style>
    <style:style style:name="P115" style:family="paragraph">
      <style:paragraph-properties fo:line-height="100.00%" fo:text-align="left" fo:margin-left="-5.40pt" fo:text-indent="0.00pt" fo:margin-top="12.00pt" fo:margin-bottom="12.00pt"/>
    </style:style>
    <style:style style:name="P116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17" style:family="paragraph">
      <style:paragraph-properties fo:line-height="100.00%" fo:text-align="justify" fo:margin-top="3.00pt" fo:margin-bottom="3.00pt"/>
    </style:style>
    <style:style style:name="P118" style:family="paragraph">
      <style:paragraph-properties fo:line-height="100.00%" fo:text-align="center" fo:margin-top="12.00pt" fo:margin-bottom="6.00pt"/>
    </style:style>
    <style:style style:name="P119" style:family="paragraph">
      <style:paragraph-properties fo:line-height="100.00%" fo:text-align="justify" fo:margin-top="3.00pt" fo:margin-bottom="3.00pt"/>
    </style:style>
    <style:style style:name="P120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21" style:family="paragraph">
      <style:paragraph-properties fo:line-height="100.00%" fo:text-align="justify" fo:margin-top="12.00pt" fo:margin-bottom="12.00pt"/>
    </style:style>
    <style:style style:name="P122" style:family="paragraph">
      <style:paragraph-properties fo:line-height="100.00%" fo:text-align="right" fo:margin-top="12.00pt" fo:margin-bottom="12.00pt"/>
    </style:style>
    <style:style style:name="P123" style:family="paragraph">
      <style:paragraph-properties fo:line-height="100.00%" fo:text-align="left" fo:margin-left="-5.40pt" fo:text-indent="0.00pt" fo:margin-top="12.00pt" fo:margin-bottom="12.00pt"/>
    </style:style>
    <style:style style:name="P124" style:family="paragraph">
      <style:paragraph-properties fo:line-height="100.00%" fo:text-align="right" fo:margin-top="12.00pt" fo:margin-bottom="12.00pt"/>
    </style:style>
    <style:style style:name="P125" style:family="paragraph">
      <style:paragraph-properties fo:line-height="100.00%" fo:text-align="left" fo:margin-left="-5.40pt" fo:text-indent="0.00pt" fo:margin-top="12.00pt" fo:margin-bottom="12.00pt"/>
    </style:style>
    <style:style style:name="P126" style:family="paragraph">
      <style:paragraph-properties fo:line-height="100.00%" fo:text-align="right" fo:margin-top="12.00pt" fo:margin-bottom="12.00pt"/>
    </style:style>
    <style:style style:name="P127" style:family="paragraph">
      <style:paragraph-properties fo:line-height="100.00%" fo:text-align="left" fo:margin-left="-5.40pt" fo:text-indent="0.00pt" fo:margin-top="12.00pt" fo:margin-bottom="12.00pt"/>
    </style:style>
    <style:style style:name="P128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29" style:family="paragraph">
      <style:paragraph-properties fo:line-height="100.00%" fo:text-align="justify" fo:margin-top="3.00pt" fo:margin-bottom="3.00pt"/>
    </style:style>
    <style:style style:name="P130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31" style:family="paragraph">
      <style:paragraph-properties fo:line-height="100.00%" fo:text-align="justify" fo:margin-top="12.00pt" fo:margin-bottom="12.00pt"/>
    </style:style>
    <style:style style:name="P132" style:family="paragraph">
      <style:paragraph-properties fo:line-height="100.00%" fo:text-align="right" fo:margin-top="12.00pt" fo:margin-bottom="12.00pt"/>
    </style:style>
    <style:style style:name="P133" style:family="paragraph">
      <style:paragraph-properties fo:line-height="100.00%" fo:text-align="left" fo:margin-left="-5.40pt" fo:text-indent="0.00pt" fo:margin-top="12.00pt" fo:margin-bottom="12.00pt"/>
    </style:style>
    <style:style style:name="P134" style:family="paragraph">
      <style:paragraph-properties fo:line-height="100.00%" fo:text-align="right" fo:margin-top="12.00pt" fo:margin-bottom="12.00pt"/>
    </style:style>
    <style:style style:name="P135" style:family="paragraph">
      <style:paragraph-properties fo:line-height="100.00%" fo:text-align="left" fo:margin-left="-5.40pt" fo:text-indent="0.00pt" fo:margin-top="12.00pt" fo:margin-bottom="12.00pt"/>
    </style:style>
    <style:style style:name="P136" style:family="paragraph">
      <style:paragraph-properties fo:line-height="100.00%" fo:text-align="right" fo:margin-top="12.00pt" fo:margin-bottom="12.00pt"/>
    </style:style>
    <style:style style:name="P137" style:family="paragraph">
      <style:paragraph-properties fo:line-height="100.00%" fo:text-align="left" fo:margin-left="-5.40pt" fo:text-indent="0.00pt" fo:margin-top="12.00pt" fo:margin-bottom="12.00pt"/>
    </style:style>
    <style:style style:name="P138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39" style:family="paragraph">
      <style:paragraph-properties fo:line-height="100.00%" fo:text-align="justify" fo:margin-top="3.00pt" fo:margin-bottom="3.00pt"/>
    </style:style>
    <style:style style:name="P140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41" style:family="paragraph">
      <style:paragraph-properties fo:line-height="100.00%" fo:text-align="justify" fo:margin-top="12.00pt" fo:margin-bottom="12.00pt"/>
    </style:style>
    <style:style style:name="P142" style:family="paragraph">
      <style:paragraph-properties fo:line-height="100.00%" fo:text-align="right" fo:margin-top="12.00pt" fo:margin-bottom="12.00pt"/>
    </style:style>
    <style:style style:name="P143" style:family="paragraph">
      <style:paragraph-properties fo:line-height="100.00%" fo:text-align="left" fo:margin-left="-5.40pt" fo:text-indent="0.00pt" fo:margin-top="12.00pt" fo:margin-bottom="12.00pt"/>
    </style:style>
    <style:style style:name="P144" style:family="paragraph">
      <style:paragraph-properties fo:line-height="100.00%" fo:text-align="right" fo:margin-top="12.00pt" fo:margin-bottom="12.00pt"/>
    </style:style>
    <style:style style:name="P145" style:family="paragraph">
      <style:paragraph-properties fo:line-height="100.00%" fo:text-align="left" fo:margin-left="-5.40pt" fo:text-indent="0.00pt" fo:margin-top="12.00pt" fo:margin-bottom="12.00pt"/>
    </style:style>
    <style:style style:name="P146" style:family="paragraph">
      <style:paragraph-properties fo:line-height="100.00%" fo:text-align="right" fo:margin-top="12.00pt" fo:margin-bottom="12.00pt"/>
    </style:style>
    <style:style style:name="P147" style:family="paragraph">
      <style:paragraph-properties fo:line-height="100.00%" fo:text-align="left" fo:margin-left="-5.40pt" fo:text-indent="0.00pt" fo:margin-top="12.00pt" fo:margin-bottom="12.00pt"/>
    </style:style>
    <style:style style:name="P148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49" style:family="paragraph">
      <style:paragraph-properties fo:line-height="100.00%" fo:text-align="justify" fo:margin-top="3.00pt" fo:margin-bottom="3.00pt"/>
    </style:style>
    <style:style style:name="P150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51" style:family="paragraph">
      <style:paragraph-properties fo:line-height="100.00%" fo:text-align="justify" fo:margin-top="12.00pt" fo:margin-bottom="12.00pt"/>
    </style:style>
    <style:style style:name="P152" style:family="paragraph">
      <style:paragraph-properties fo:line-height="100.00%" fo:text-align="right" fo:margin-top="12.00pt" fo:margin-bottom="12.00pt"/>
    </style:style>
    <style:style style:name="P153" style:family="paragraph">
      <style:paragraph-properties fo:line-height="100.00%" fo:text-align="left" fo:margin-left="-5.40pt" fo:text-indent="0.00pt" fo:margin-top="12.00pt" fo:margin-bottom="12.00pt"/>
    </style:style>
    <style:style style:name="P154" style:family="paragraph">
      <style:paragraph-properties fo:line-height="100.00%" fo:text-align="right" fo:margin-top="12.00pt" fo:margin-bottom="12.00pt"/>
    </style:style>
    <style:style style:name="P155" style:family="paragraph">
      <style:paragraph-properties fo:line-height="100.00%" fo:text-align="left" fo:margin-left="-5.40pt" fo:text-indent="0.00pt" fo:margin-top="12.00pt" fo:margin-bottom="12.00pt"/>
    </style:style>
    <style:style style:name="P156" style:family="paragraph">
      <style:paragraph-properties fo:line-height="100.00%" fo:text-align="right" fo:margin-top="12.00pt" fo:margin-bottom="12.00pt"/>
    </style:style>
    <style:style style:name="P157" style:family="paragraph">
      <style:paragraph-properties fo:line-height="100.00%" fo:text-align="left" fo:margin-left="-5.40pt" fo:text-indent="0.00pt" fo:margin-top="12.00pt" fo:margin-bottom="12.00pt"/>
    </style:style>
    <style:style style:name="P158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59" style:family="paragraph">
      <style:paragraph-properties fo:line-height="100.00%" fo:text-align="justify" fo:margin-top="3.00pt" fo:margin-bottom="3.00pt"/>
    </style:style>
    <style:style style:name="P160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61" style:family="paragraph">
      <style:paragraph-properties fo:line-height="100.00%" fo:text-align="justify" fo:margin-top="12.00pt" fo:margin-bottom="12.00pt"/>
    </style:style>
    <style:style style:name="P162" style:family="paragraph">
      <style:paragraph-properties fo:line-height="100.00%" fo:text-align="right" fo:margin-top="12.00pt" fo:margin-bottom="12.00pt"/>
    </style:style>
    <style:style style:name="P163" style:family="paragraph">
      <style:paragraph-properties fo:line-height="100.00%" fo:text-align="left" fo:margin-left="-5.40pt" fo:text-indent="0.00pt" fo:margin-top="12.00pt" fo:margin-bottom="12.00pt"/>
    </style:style>
    <style:style style:name="P164" style:family="paragraph">
      <style:paragraph-properties fo:line-height="100.00%" fo:text-align="right" fo:margin-top="12.00pt" fo:margin-bottom="12.00pt"/>
    </style:style>
    <style:style style:name="P165" style:family="paragraph">
      <style:paragraph-properties fo:line-height="100.00%" fo:text-align="left" fo:margin-left="-5.40pt" fo:text-indent="0.00pt" fo:margin-top="12.00pt" fo:margin-bottom="12.00pt"/>
    </style:style>
    <style:style style:name="P166" style:family="paragraph">
      <style:paragraph-properties fo:line-height="100.00%" fo:text-align="right" fo:margin-top="12.00pt" fo:margin-bottom="12.00pt"/>
    </style:style>
    <style:style style:name="P167" style:family="paragraph">
      <style:paragraph-properties fo:line-height="100.00%" fo:text-align="left" fo:margin-left="-5.40pt" fo:text-indent="0.00pt" fo:margin-top="12.00pt" fo:margin-bottom="12.00pt"/>
    </style:style>
    <style:style style:name="P168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69" style:family="paragraph">
      <style:paragraph-properties fo:line-height="100.00%" fo:text-align="justify" fo:margin-top="3.00pt" fo:margin-bottom="3.00pt"/>
    </style:style>
    <style:style style:name="P170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71" style:family="paragraph">
      <style:paragraph-properties fo:line-height="100.00%" fo:text-align="justify" fo:margin-top="12.00pt" fo:margin-bottom="12.00pt"/>
    </style:style>
    <style:style style:name="P172" style:family="paragraph">
      <style:paragraph-properties fo:line-height="100.00%" fo:text-align="right" fo:margin-top="12.00pt" fo:margin-bottom="12.00pt"/>
    </style:style>
    <style:style style:name="P173" style:family="paragraph">
      <style:paragraph-properties fo:line-height="100.00%" fo:text-align="left" fo:margin-left="-5.40pt" fo:text-indent="0.00pt" fo:margin-top="12.00pt" fo:margin-bottom="12.00pt"/>
    </style:style>
    <style:style style:name="P174" style:family="paragraph">
      <style:paragraph-properties fo:line-height="100.00%" fo:text-align="right" fo:margin-top="12.00pt" fo:margin-bottom="12.00pt"/>
    </style:style>
    <style:style style:name="P175" style:family="paragraph">
      <style:paragraph-properties fo:line-height="100.00%" fo:text-align="left" fo:margin-left="-5.40pt" fo:text-indent="0.00pt" fo:margin-top="12.00pt" fo:margin-bottom="12.00pt"/>
    </style:style>
    <style:style style:name="P176" style:family="paragraph">
      <style:paragraph-properties fo:line-height="100.00%" fo:text-align="right" fo:margin-top="12.00pt" fo:margin-bottom="12.00pt"/>
    </style:style>
    <style:style style:name="P177" style:family="paragraph">
      <style:paragraph-properties fo:line-height="100.00%" fo:text-align="left" fo:margin-left="-5.40pt" fo:text-indent="0.00pt" fo:margin-top="12.00pt" fo:margin-bottom="12.00pt"/>
    </style:style>
    <style:style style:name="P178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79" style:family="paragraph">
      <style:paragraph-properties fo:line-height="100.00%" fo:text-align="justify" fo:margin-top="3.00pt" fo:margin-bottom="3.00pt"/>
    </style:style>
    <style:style style:name="P180" style:family="paragraph">
      <style:paragraph-properties fo:line-height="100.00%" fo:text-align="center" fo:margin-top="3.00pt" fo:margin-bottom="3.00pt"/>
    </style:style>
    <style:style style:name="P181" style:family="paragraph">
      <style:paragraph-properties fo:line-height="100.00%" fo:text-align="justify" fo:margin-top="3.00pt" fo:margin-bottom="3.00pt"/>
    </style:style>
    <style:style style:name="P182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83" style:family="paragraph">
      <style:paragraph-properties fo:line-height="100.00%" fo:text-align="justify" fo:margin-top="12.00pt" fo:margin-bottom="12.00pt"/>
    </style:style>
    <style:style style:name="P184" style:family="paragraph">
      <style:paragraph-properties fo:line-height="100.00%" fo:text-align="right" fo:margin-top="12.00pt" fo:margin-bottom="12.00pt"/>
    </style:style>
    <style:style style:name="P185" style:family="paragraph">
      <style:paragraph-properties fo:line-height="100.00%" fo:text-align="left" fo:margin-left="-5.40pt" fo:text-indent="0.00pt" fo:margin-top="12.00pt" fo:margin-bottom="12.00pt"/>
    </style:style>
    <style:style style:name="P186" style:family="paragraph">
      <style:paragraph-properties fo:line-height="100.00%" fo:text-align="right" fo:margin-top="12.00pt" fo:margin-bottom="12.00pt"/>
    </style:style>
    <style:style style:name="P187" style:family="paragraph">
      <style:paragraph-properties fo:line-height="100.00%" fo:text-align="left" fo:margin-left="-5.40pt" fo:text-indent="0.00pt" fo:margin-top="12.00pt" fo:margin-bottom="12.00pt"/>
    </style:style>
    <style:style style:name="P188" style:family="paragraph">
      <style:paragraph-properties fo:line-height="100.00%" fo:text-align="right" fo:margin-top="12.00pt" fo:margin-bottom="12.00pt"/>
    </style:style>
    <style:style style:name="P189" style:family="paragraph">
      <style:paragraph-properties fo:line-height="100.00%" fo:text-align="left" fo:margin-left="-5.40pt" fo:text-indent="0.00pt" fo:margin-top="12.00pt" fo:margin-bottom="12.00pt"/>
    </style:style>
    <style:style style:name="P190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91" style:family="paragraph">
      <style:paragraph-properties fo:line-height="100.00%" fo:text-align="justify" fo:margin-top="3.00pt" fo:margin-bottom="3.00pt"/>
    </style:style>
    <style:style style:name="P192" style:family="paragraph">
      <style:paragraph-properties fo:line-height="100.00%" fo:text-align="center" fo:margin-top="3.00pt" fo:margin-bottom="3.00pt"/>
    </style:style>
    <style:style style:name="P193" style:family="paragraph">
      <style:paragraph-properties fo:line-height="100.00%" fo:text-align="justify" fo:margin-top="3.00pt" fo:margin-bottom="3.00pt"/>
    </style:style>
    <style:style style:name="P194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95" style:family="paragraph">
      <style:paragraph-properties fo:line-height="100.00%" fo:text-align="justify" fo:margin-top="12.00pt" fo:margin-bottom="12.00pt"/>
    </style:style>
    <style:style style:name="P196" style:family="paragraph">
      <style:paragraph-properties fo:line-height="100.00%" fo:text-align="right" fo:margin-top="12.00pt" fo:margin-bottom="12.00pt"/>
    </style:style>
    <style:style style:name="P197" style:family="paragraph">
      <style:paragraph-properties fo:line-height="100.00%" fo:text-align="left" fo:margin-left="-5.40pt" fo:text-indent="0.00pt" fo:margin-top="12.00pt" fo:margin-bottom="12.00pt"/>
    </style:style>
    <style:style style:name="P198" style:family="paragraph">
      <style:paragraph-properties fo:line-height="100.00%" fo:text-align="right" fo:margin-top="12.00pt" fo:margin-bottom="12.00pt"/>
    </style:style>
    <style:style style:name="P199" style:family="paragraph">
      <style:paragraph-properties fo:line-height="100.00%" fo:text-align="left" fo:margin-left="-5.40pt" fo:text-indent="0.00pt" fo:margin-top="12.00pt" fo:margin-bottom="12.00pt"/>
    </style:style>
    <style:style style:name="P200" style:family="paragraph">
      <style:paragraph-properties fo:line-height="100.00%" fo:text-align="right" fo:margin-top="12.00pt" fo:margin-bottom="12.00pt"/>
    </style:style>
    <style:style style:name="P201" style:family="paragraph">
      <style:paragraph-properties fo:line-height="100.00%" fo:text-align="left" fo:margin-left="-5.40pt" fo:text-indent="0.00pt" fo:margin-top="12.00pt" fo:margin-bottom="12.00pt"/>
    </style:style>
    <style:style style:name="P202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203" style:family="paragraph">
      <style:paragraph-properties fo:line-height="100.00%" fo:text-align="justify" fo:margin-top="3.00pt" fo:margin-bottom="3.00pt"/>
    </style:style>
    <style:style style:name="P204" style:family="paragraph">
      <style:paragraph-properties fo:line-height="100.00%" fo:text-align="center" fo:margin-top="3.00pt" fo:margin-bottom="3.00pt"/>
    </style:style>
    <style:style style:name="P205" style:family="paragraph">
      <style:paragraph-properties fo:line-height="100.00%" fo:text-align="justify" fo:margin-top="3.00pt" fo:margin-bottom="3.00pt"/>
    </style:style>
    <style:style style:name="P206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207" style:family="paragraph">
      <style:paragraph-properties fo:line-height="100.00%" fo:text-align="justify" fo:margin-top="12.00pt" fo:margin-bottom="12.00pt"/>
    </style:style>
    <style:style style:name="P208" style:family="paragraph">
      <style:paragraph-properties fo:line-height="100.00%" fo:text-align="right" fo:margin-top="12.00pt" fo:margin-bottom="12.00pt"/>
    </style:style>
    <style:style style:name="P209" style:family="paragraph">
      <style:paragraph-properties fo:line-height="100.00%" fo:text-align="left" fo:margin-left="-5.40pt" fo:text-indent="0.00pt" fo:margin-top="12.00pt" fo:margin-bottom="12.00pt"/>
    </style:style>
    <style:style style:name="P210" style:family="paragraph">
      <style:paragraph-properties fo:line-height="100.00%" fo:text-align="right" fo:margin-top="12.00pt" fo:margin-bottom="12.00pt"/>
    </style:style>
    <style:style style:name="P211" style:family="paragraph">
      <style:paragraph-properties fo:line-height="100.00%" fo:text-align="left" fo:margin-left="-5.40pt" fo:text-indent="0.00pt" fo:margin-top="12.00pt" fo:margin-bottom="12.00pt"/>
    </style:style>
    <style:style style:name="P212" style:family="paragraph">
      <style:paragraph-properties fo:line-height="100.00%" fo:text-align="right" fo:margin-top="12.00pt" fo:margin-bottom="12.00pt"/>
    </style:style>
    <style:style style:name="P213" style:family="paragraph">
      <style:paragraph-properties fo:line-height="100.00%" fo:text-align="left" fo:margin-left="-5.40pt" fo:text-indent="0.00pt" fo:margin-top="12.00pt" fo:margin-bottom="12.00pt"/>
    </style:style>
    <style:style style:name="P214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-5.4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215" style:family="paragraph">
      <style:paragraph-properties fo:line-height="100.00%" fo:text-align="justify" fo:margin-top="3.00pt" fo:margin-bottom="3.00pt"/>
    </style:style>
    <style:style style:name="P216" style:family="paragraph">
      <style:paragraph-properties fo:line-height="100.00%" fo:text-align="justify" fo:margin-top="12.00pt" fo:margin-bottom="6.00pt"/>
    </style:style>
    <style:style style:name="P217" style:family="paragraph">
      <style:paragraph-properties fo:line-height="100.00%" fo:text-align="justify" fo:margin-top="3.00pt" fo:margin-bottom="3.00pt"/>
    </style:style>
    <text:list-style style:name="L2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8" style:family="paragraph">
      <style:paragraph-properties fo:line-height="100.00%" fo:text-align="justify" fo:margin-left="-18.00pt" fo:text-indent="18.00pt" fo:margin-top="3.00pt" fo:margin-bottom="3.00pt"/>
    </style:style>
    <style:style style:name="P219" style:family="paragraph">
      <style:paragraph-properties fo:line-height="100.00%" fo:text-align="justify" fo:margin-top="12.00pt" fo:margin-bottom="6.00pt"/>
    </style:style>
    <style:style style:name="P220" style:family="paragraph">
      <style:paragraph-properties fo:line-height="100.00%" fo:text-align="justify" fo:margin-top="3.00pt" fo:margin-bottom="3.00pt"/>
    </style:style>
    <text:list-style style:name="L2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1" style:family="paragraph">
      <style:paragraph-properties fo:line-height="100.00%" fo:text-align="justify" fo:margin-left="-18.00pt" fo:text-indent="18.00pt" fo:margin-top="3.00pt" fo:margin-bottom="3.00pt"/>
    </style:style>
    <style:style style:name="P222" style:family="paragraph">
      <style:paragraph-properties fo:line-height="100.00%" fo:text-align="justify" fo:margin-top="12.00pt" fo:margin-bottom="6.00pt"/>
    </style:style>
    <style:style style:name="P223" style:family="paragraph">
      <style:paragraph-properties fo:line-height="100.00%" fo:text-align="justify" fo:margin-top="3.00pt" fo:margin-bottom="3.00pt"/>
    </style:style>
    <style:style style:name="P224" style:family="paragraph">
      <style:paragraph-properties fo:line-height="100.00%" fo:text-align="justify" fo:margin-top="12.00pt" fo:margin-bottom="6.00pt"/>
    </style:style>
    <style:style style:name="P225" style:family="paragraph">
      <style:paragraph-properties fo:line-height="100.00%" fo:text-align="justify" fo:margin-top="3.00pt" fo:margin-bottom="3.00pt"/>
    </style:style>
    <text:list-style style:name="L2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6" style:family="paragraph">
      <style:paragraph-properties fo:line-height="100.00%" fo:text-align="justify" fo:margin-left="-18.00pt" fo:text-indent="18.00pt" fo:margin-top="3.00pt" fo:margin-bottom="3.00pt"/>
    </style:style>
    <style:style style:name="P227" style:family="paragraph">
      <style:paragraph-properties fo:line-height="100.00%" fo:text-align="justify" fo:margin-top="12.00pt" fo:margin-bottom="6.00pt"/>
    </style:style>
    <style:style style:name="P228" style:family="paragraph">
      <style:paragraph-properties fo:line-height="100.00%" fo:text-align="justify" fo:margin-top="3.00pt" fo:margin-bottom="3.00pt"/>
    </style:style>
    <style:style style:name="P229" style:family="paragraph">
      <style:paragraph-properties fo:line-height="100.00%" fo:text-align="left" fo:margin-top="3.00pt" fo:margin-bottom="3.00pt"/>
    </style:style>
    <style:style style:name="P230" style:family="paragraph">
      <style:paragraph-properties fo:line-height="100.00%" fo:text-align="justify" fo:margin-top="3.00pt" fo:margin-bottom="3.00pt"/>
    </style:style>
    <style:style style:name="TableColumn0100" style:family="table-column">
      <style:table-column-properties style:column-width="0.886111in"/>
    </style:style>
    <style:style style:name="TableColumn0101" style:family="table-column">
      <style:table-column-properties style:column-width="0.688194in"/>
    </style:style>
    <style:style style:name="TableColumn0102" style:family="table-column">
      <style:table-column-properties style:column-width="3.150000in"/>
    </style:style>
    <style:style style:name="TableColumn0103" style:family="table-column">
      <style:table-column-properties style:column-width="1.378472in"/>
    </style:style>
    <style:style style:name="Table01" style:family="table">
      <style:table-properties style:width="6.10277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dfdfdf"/>
    </style:style>
    <style:style style:name="TableCell0100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dfdfdf"/>
    </style:style>
    <style:style style:name="TableCell0100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dfdfdf"/>
    </style:style>
    <style:style style:name="TableCell010003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dfdfdf"/>
    </style:style>
    <style:style style:name="TableRow0101" style:family="table-row">
      <style:table-row-properties/>
    </style:style>
    <style:style style:name="TableCell0101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1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1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103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2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2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203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3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3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303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4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4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403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5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5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503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6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6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603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7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7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703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689583in"/>
    </style:style>
    <style:style style:name="TableColumn0201" style:family="table-column">
      <style:table-column-properties style:column-width="2.656944in"/>
    </style:style>
    <style:style style:name="TableColumn0202" style:family="table-column">
      <style:table-column-properties style:column-width="2.756944in"/>
    </style:style>
    <style:style style:name="Table02" style:family="table">
      <style:table-properties style:width="6.10347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dfdfdf"/>
    </style:style>
    <style:style style:name="TableCell0200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dfdfdf"/>
    </style:style>
    <style:style style:name="TableCell0200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dfdfdf"/>
    </style:style>
    <style:style style:name="TableRow0201" style:family="table-row">
      <style:table-row-properties/>
    </style:style>
    <style:style style:name="TableCell0201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201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201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202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202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20301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20302" style:family="table-cell">
      <style:table-cell-properties fo:border-top="0.010417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6.319444in"/>
    </style:style>
    <style:style style:name="Table03" style:family="table">
      <style:table-properties style:width="6.31944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400" style:family="table-column">
      <style:table-column-properties style:column-width="1.256250in"/>
    </style:style>
    <style:style style:name="TableColumn0401" style:family="table-column">
      <style:table-column-properties style:column-width="0.295833in"/>
    </style:style>
    <style:style style:name="TableColumn0402" style:family="table-column">
      <style:table-column-properties style:column-width="1.377778in"/>
    </style:style>
    <style:style style:name="TableColumn0403" style:family="table-column">
      <style:table-column-properties style:column-width="0.295139in"/>
    </style:style>
    <style:style style:name="TableColumn0404" style:family="table-column">
      <style:table-column-properties style:column-width="1.378472in"/>
    </style:style>
    <style:style style:name="TableColumn0405" style:family="table-column">
      <style:table-column-properties style:column-width="0.295139in"/>
    </style:style>
    <style:style style:name="TableColumn0406" style:family="table-column">
      <style:table-column-properties style:column-width="0.958333in"/>
    </style:style>
    <style:style style:name="Table04" style:family="table">
      <style:table-properties style:width="5.856944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1.256250in"/>
    </style:style>
    <style:style style:name="TableColumn0501" style:family="table-column">
      <style:table-column-properties style:column-width="0.295833in"/>
    </style:style>
    <style:style style:name="TableColumn0502" style:family="table-column">
      <style:table-column-properties style:column-width="1.377778in"/>
    </style:style>
    <style:style style:name="TableColumn0503" style:family="table-column">
      <style:table-column-properties style:column-width="0.295139in"/>
    </style:style>
    <style:style style:name="TableColumn0504" style:family="table-column">
      <style:table-column-properties style:column-width="1.378472in"/>
    </style:style>
    <style:style style:name="TableColumn0505" style:family="table-column">
      <style:table-column-properties style:column-width="0.295139in"/>
    </style:style>
    <style:style style:name="TableColumn0506" style:family="table-column">
      <style:table-column-properties style:column-width="0.958333in"/>
    </style:style>
    <style:style style:name="Table05" style:family="table">
      <style:table-properties style:width="5.85694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1.256250in"/>
    </style:style>
    <style:style style:name="TableColumn0601" style:family="table-column">
      <style:table-column-properties style:column-width="0.295833in"/>
    </style:style>
    <style:style style:name="TableColumn0602" style:family="table-column">
      <style:table-column-properties style:column-width="1.377778in"/>
    </style:style>
    <style:style style:name="TableColumn0603" style:family="table-column">
      <style:table-column-properties style:column-width="0.295139in"/>
    </style:style>
    <style:style style:name="TableColumn0604" style:family="table-column">
      <style:table-column-properties style:column-width="1.378472in"/>
    </style:style>
    <style:style style:name="TableColumn0605" style:family="table-column">
      <style:table-column-properties style:column-width="0.295139in"/>
    </style:style>
    <style:style style:name="TableColumn0606" style:family="table-column">
      <style:table-column-properties style:column-width="0.958333in"/>
    </style:style>
    <style:style style:name="Table06" style:family="table">
      <style:table-properties style:width="5.856944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1.256250in"/>
    </style:style>
    <style:style style:name="TableColumn0701" style:family="table-column">
      <style:table-column-properties style:column-width="0.295833in"/>
    </style:style>
    <style:style style:name="TableColumn0702" style:family="table-column">
      <style:table-column-properties style:column-width="1.377778in"/>
    </style:style>
    <style:style style:name="TableColumn0703" style:family="table-column">
      <style:table-column-properties style:column-width="0.295139in"/>
    </style:style>
    <style:style style:name="TableColumn0704" style:family="table-column">
      <style:table-column-properties style:column-width="1.378472in"/>
    </style:style>
    <style:style style:name="TableColumn0705" style:family="table-column">
      <style:table-column-properties style:column-width="0.295139in"/>
    </style:style>
    <style:style style:name="TableColumn0706" style:family="table-column">
      <style:table-column-properties style:column-width="0.958333in"/>
    </style:style>
    <style:style style:name="Table07" style:family="table">
      <style:table-properties style:width="5.856944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800" style:family="table-column">
      <style:table-column-properties style:column-width="1.256250in"/>
    </style:style>
    <style:style style:name="TableColumn0801" style:family="table-column">
      <style:table-column-properties style:column-width="0.295833in"/>
    </style:style>
    <style:style style:name="TableColumn0802" style:family="table-column">
      <style:table-column-properties style:column-width="1.377778in"/>
    </style:style>
    <style:style style:name="TableColumn0803" style:family="table-column">
      <style:table-column-properties style:column-width="0.295139in"/>
    </style:style>
    <style:style style:name="TableColumn0804" style:family="table-column">
      <style:table-column-properties style:column-width="1.378472in"/>
    </style:style>
    <style:style style:name="TableColumn0805" style:family="table-column">
      <style:table-column-properties style:column-width="0.295139in"/>
    </style:style>
    <style:style style:name="TableColumn0806" style:family="table-column">
      <style:table-column-properties style:column-width="0.958333in"/>
    </style:style>
    <style:style style:name="Table08" style:family="table">
      <style:table-properties style:width="5.856944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8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8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8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8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8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8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900" style:family="table-column">
      <style:table-column-properties style:column-width="1.256250in"/>
    </style:style>
    <style:style style:name="TableColumn0901" style:family="table-column">
      <style:table-column-properties style:column-width="0.295833in"/>
    </style:style>
    <style:style style:name="TableColumn0902" style:family="table-column">
      <style:table-column-properties style:column-width="1.377778in"/>
    </style:style>
    <style:style style:name="TableColumn0903" style:family="table-column">
      <style:table-column-properties style:column-width="0.295139in"/>
    </style:style>
    <style:style style:name="TableColumn0904" style:family="table-column">
      <style:table-column-properties style:column-width="1.378472in"/>
    </style:style>
    <style:style style:name="TableColumn0905" style:family="table-column">
      <style:table-column-properties style:column-width="0.295139in"/>
    </style:style>
    <style:style style:name="TableColumn0906" style:family="table-column">
      <style:table-column-properties style:column-width="0.958333in"/>
    </style:style>
    <style:style style:name="Table09" style:family="table">
      <style:table-properties style:width="5.856944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9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9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9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9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9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1000" style:family="table-column">
      <style:table-column-properties style:column-width="1.256250in"/>
    </style:style>
    <style:style style:name="TableColumn1001" style:family="table-column">
      <style:table-column-properties style:column-width="0.295833in"/>
    </style:style>
    <style:style style:name="TableColumn1002" style:family="table-column">
      <style:table-column-properties style:column-width="1.377778in"/>
    </style:style>
    <style:style style:name="TableColumn1003" style:family="table-column">
      <style:table-column-properties style:column-width="0.295139in"/>
    </style:style>
    <style:style style:name="TableColumn1004" style:family="table-column">
      <style:table-column-properties style:column-width="1.378472in"/>
    </style:style>
    <style:style style:name="TableColumn1005" style:family="table-column">
      <style:table-column-properties style:column-width="0.295139in"/>
    </style:style>
    <style:style style:name="TableColumn1006" style:family="table-column">
      <style:table-column-properties style:column-width="0.958333in"/>
    </style:style>
    <style:style style:name="Table10" style:family="table">
      <style:table-properties style:width="5.856944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0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0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0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0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0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0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1100" style:family="table-column">
      <style:table-column-properties style:column-width="1.256250in"/>
    </style:style>
    <style:style style:name="TableColumn1101" style:family="table-column">
      <style:table-column-properties style:column-width="0.295833in"/>
    </style:style>
    <style:style style:name="TableColumn1102" style:family="table-column">
      <style:table-column-properties style:column-width="1.377778in"/>
    </style:style>
    <style:style style:name="TableColumn1103" style:family="table-column">
      <style:table-column-properties style:column-width="0.295139in"/>
    </style:style>
    <style:style style:name="TableColumn1104" style:family="table-column">
      <style:table-column-properties style:column-width="1.378472in"/>
    </style:style>
    <style:style style:name="TableColumn1105" style:family="table-column">
      <style:table-column-properties style:column-width="0.295139in"/>
    </style:style>
    <style:style style:name="TableColumn1106" style:family="table-column">
      <style:table-column-properties style:column-width="0.958333in"/>
    </style:style>
    <style:style style:name="Table11" style:family="table">
      <style:table-properties style:width="5.856944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1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1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1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1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1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1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1200" style:family="table-column">
      <style:table-column-properties style:column-width="1.256250in"/>
    </style:style>
    <style:style style:name="TableColumn1201" style:family="table-column">
      <style:table-column-properties style:column-width="0.295833in"/>
    </style:style>
    <style:style style:name="TableColumn1202" style:family="table-column">
      <style:table-column-properties style:column-width="1.377778in"/>
    </style:style>
    <style:style style:name="TableColumn1203" style:family="table-column">
      <style:table-column-properties style:column-width="0.295139in"/>
    </style:style>
    <style:style style:name="TableColumn1204" style:family="table-column">
      <style:table-column-properties style:column-width="1.378472in"/>
    </style:style>
    <style:style style:name="TableColumn1205" style:family="table-column">
      <style:table-column-properties style:column-width="0.295139in"/>
    </style:style>
    <style:style style:name="TableColumn1206" style:family="table-column">
      <style:table-column-properties style:column-width="0.968750in"/>
    </style:style>
    <style:style style:name="Table12" style:family="table">
      <style:table-properties style:width="5.867361in" fo:margin-left="0.000000in" style:writing-mode="lr" table:align="left" style:may-break-between-rows="true"/>
    </style:style>
    <style:style style:name="TableRow1200" style:family="table-row">
      <style:table-row-properties style:min-row-height="0.697917in"/>
    </style:style>
    <style:style style:name="TableCell12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2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2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2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2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2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2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1300" style:family="table-column">
      <style:table-column-properties style:column-width="1.256250in"/>
    </style:style>
    <style:style style:name="TableColumn1301" style:family="table-column">
      <style:table-column-properties style:column-width="0.295833in"/>
    </style:style>
    <style:style style:name="TableColumn1302" style:family="table-column">
      <style:table-column-properties style:column-width="1.377778in"/>
    </style:style>
    <style:style style:name="TableColumn1303" style:family="table-column">
      <style:table-column-properties style:column-width="0.295139in"/>
    </style:style>
    <style:style style:name="TableColumn1304" style:family="table-column">
      <style:table-column-properties style:column-width="1.378472in"/>
    </style:style>
    <style:style style:name="TableColumn1305" style:family="table-column">
      <style:table-column-properties style:column-width="0.295139in"/>
    </style:style>
    <style:style style:name="TableColumn1306" style:family="table-column">
      <style:table-column-properties style:column-width="0.958333in"/>
    </style:style>
    <style:style style:name="Table13" style:family="table">
      <style:table-properties style:width="5.856944in" fo:margin-left="0.000000in" style:writing-mode="lr" table:align="left" style:may-break-between-rows="true"/>
    </style:style>
    <style:style style:name="TableRow1300" style:family="table-row">
      <style:table-row-properties style:min-row-height="0.697917in"/>
    </style:style>
    <style:style style:name="TableCell13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3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3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3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3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3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13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Documento de Requisitos Funcionais</text:span></text:p>
      <text:p text:style-name="P2"><text:span text:style-name="T2">MotoCampos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/></text:p>
      <text:p text:style-name="P5"><text:span text:style-name="T3"/></text:p>
      <text:p text:style-name="P6"><text:span text:style-name="T3"/></text:p>
      <text:p text:style-name="P7"><text:span text:style-name="T4">Histórico de Alterações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9"><text:span text:style-name="T6">Data</text:span><text:span text:style-name="T7"/></text:p>
          </table:table-cell>
          <table:table-cell table:style-name="TableCell010001">
            <text:p text:style-name="P10"><text:span text:style-name="T8">Versão</text:span><text:span text:style-name="T9"/></text:p>
          </table:table-cell>
          <table:table-cell table:style-name="TableCell010002">
            <text:p text:style-name="P10"><text:span text:style-name="T10">Descrição</text:span><text:span text:style-name="T11"/></text:p>
          </table:table-cell>
          <table:table-cell table:style-name="TableCell010003">
            <text:p text:style-name="P11"><text:span text:style-name="T12">Autor</text:span><text:span text:style-name="T13"/></text:p>
          </table:table-cell>
        </table:table-row>
        <table:table-row table:style-name="TableRow0101">
          <table:table-cell table:style-name="TableCell010100">
            <text:p text:style-name="P14"><text:span text:style-name="T14">&lt;15/08/23&gt;</text:span><text:span text:style-name="T15"/></text:p>
          </table:table-cell>
          <table:table-cell table:style-name="TableCell010101">
            <text:p text:style-name="P15"><text:span text:style-name="T16">1.0</text:span><text:span text:style-name="T17"/></text:p>
          </table:table-cell>
          <table:table-cell table:style-name="TableCell010102">
            <text:p text:style-name="P15"><text:span text:style-name="T18">Foi adicionado o estudo de viabilidade</text:span><text:span text:style-name="T19"/></text:p>
          </table:table-cell>
          <table:table-cell table:style-name="TableCell010103">
            <text:p text:style-name="P16"><text:span text:style-name="T20">Matheus de sá</text:span><text:span text:style-name="T21"/></text:p>
          </table:table-cell>
        </table:table-row>
        <table:table-row table:style-name="TableRow0102">
          <table:table-cell table:style-name="TableCell010200">
            <text:p text:style-name="P18"><text:span text:style-name="T22">&lt;21/08/23&gt;</text:span><text:span text:style-name="T23"/></text:p>
          </table:table-cell>
          <table:table-cell table:style-name="TableCell010201">
            <text:p text:style-name="P19"><text:span text:style-name="T24">1.1</text:span><text:span text:style-name="T25"/></text:p>
          </table:table-cell>
          <table:table-cell table:style-name="TableCell010202">
            <text:p text:style-name="P19"><text:span text:style-name="T26">Foi adicionado a descrição do sistema</text:span><text:span text:style-name="T27"/></text:p>
          </table:table-cell>
          <table:table-cell table:style-name="TableCell010203">
            <text:p text:style-name="P20"><text:span text:style-name="T28">Lucas Henrique</text:span><text:span text:style-name="T29"/></text:p>
          </table:table-cell>
        </table:table-row>
        <table:table-row table:style-name="TableRow0103">
          <table:table-cell table:style-name="TableCell010300">
            <text:p text:style-name="P22"><text:span text:style-name="T30">&lt;05/09/23&gt;</text:span><text:span text:style-name="T31"/></text:p>
          </table:table-cell>
          <table:table-cell table:style-name="TableCell010301">
            <text:p text:style-name="P23"><text:span text:style-name="T32">1.2</text:span><text:span text:style-name="T33"/></text:p>
          </table:table-cell>
          <table:table-cell table:style-name="TableCell010302">
            <text:p text:style-name="P23"><text:span text:style-name="T34">Foi adicionado as historias de usuario</text:span><text:span text:style-name="T35"/></text:p>
          </table:table-cell>
          <table:table-cell table:style-name="TableCell010303">
            <text:p text:style-name="P24"><text:span text:style-name="T36">Lucas e Matheus</text:span><text:span text:style-name="T37"/></text:p>
          </table:table-cell>
        </table:table-row>
        <table:table-row table:style-name="TableRow0104">
          <table:table-cell table:style-name="TableCell010400">
            <text:p text:style-name="P26"><text:span text:style-name="T38">&lt;20/09/23&gt;</text:span><text:span text:style-name="T39"/></text:p>
          </table:table-cell>
          <table:table-cell table:style-name="TableCell010401">
            <text:p text:style-name="P27"><text:span text:style-name="T40">1.3</text:span><text:span text:style-name="T41"/></text:p>
          </table:table-cell>
          <table:table-cell table:style-name="TableCell010402">
            <text:p text:style-name="P27"><text:span text:style-name="T42">Foi adicionado os requisitos funcionais</text:span><text:span text:style-name="T43"/></text:p>
          </table:table-cell>
          <table:table-cell table:style-name="TableCell010403">
            <text:p text:style-name="P28"><text:span text:style-name="T44">Matheus e Lucas</text:span><text:span text:style-name="T45"/></text:p>
          </table:table-cell>
        </table:table-row>
        <table:table-row table:style-name="TableRow0105">
          <table:table-cell table:style-name="TableCell010500">
            <text:p text:style-name="P30"><text:span text:style-name="T46">&lt;01/10/23&gt;</text:span><text:span text:style-name="T47"/></text:p>
          </table:table-cell>
          <table:table-cell table:style-name="TableCell010501">
            <text:p text:style-name="P31"><text:span text:style-name="T48">1.4</text:span><text:span text:style-name="T49"/></text:p>
          </table:table-cell>
          <table:table-cell table:style-name="TableCell010502">
            <text:p text:style-name="P31"><text:span text:style-name="T50">Foi adicionado os casos de uso</text:span><text:span text:style-name="T51"/></text:p>
          </table:table-cell>
          <table:table-cell table:style-name="TableCell010503">
            <text:p text:style-name="P32"><text:span text:style-name="T52">Matheus de sá</text:span><text:span text:style-name="T53"/></text:p>
          </table:table-cell>
        </table:table-row>
        <table:table-row table:style-name="TableRow0106">
          <table:table-cell table:style-name="TableCell010600">
            <text:p text:style-name="P34"><text:span text:style-name="T54">&lt;19/10/23&gt;</text:span><text:span text:style-name="T55"/></text:p>
          </table:table-cell>
          <table:table-cell table:style-name="TableCell010601">
            <text:p text:style-name="P35"><text:span text:style-name="T56">1.5</text:span><text:span text:style-name="T57"/></text:p>
          </table:table-cell>
          <table:table-cell table:style-name="TableCell010602">
            <text:p text:style-name="P35"><text:span text:style-name="T58">Foi adicionado o diagrama de classes</text:span><text:span text:style-name="T59"/></text:p>
          </table:table-cell>
          <table:table-cell table:style-name="TableCell010603">
            <text:p text:style-name="P36"><text:span text:style-name="T60">Lucas Henrique</text:span><text:span text:style-name="T61"/></text:p>
          </table:table-cell>
        </table:table-row>
        <table:table-row table:style-name="TableRow0107">
          <table:table-cell table:style-name="TableCell010700">
            <text:p text:style-name="P38"><text:span text:style-name="T61"/></text:p>
          </table:table-cell>
          <table:table-cell table:style-name="TableCell010701">
            <text:p text:style-name="P39"><text:span text:style-name="T61"/></text:p>
          </table:table-cell>
          <table:table-cell table:style-name="TableCell010702">
            <text:p text:style-name="P39"><text:span text:style-name="T61"/></text:p>
          </table:table-cell>
          <table:table-cell table:style-name="TableCell010703">
            <text:p text:style-name="P40"><text:span text:style-name="T61"/></text:p>
          </table:table-cell>
        </table:table-row>
      </table:table>
      <text:p text:style-name="P42"><text:span text:style-name="T61"/></text:p>
      <text:p text:style-name="P42"><text:span text:style-name="T61"/></text:p>
      <text:p text:style-name="P42"><text:span text:style-name="T61"/></text:p>
      <text:p text:style-name="P42"><text:span text:style-name="T61"/></text:p>
      <text:p text:style-name="P43"><text:span text:style-name="T62">Evidências das Homologações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45"><text:span text:style-name="T64">Versão</text:span><text:span text:style-name="T65"/></text:p>
          </table:table-cell>
          <table:table-cell table:style-name="TableCell020001">
            <text:p text:style-name="P45"><text:span text:style-name="T66">Aprovador</text:span><text:span text:style-name="T67"/></text:p>
          </table:table-cell>
          <table:table-cell table:style-name="TableCell020002">
            <text:p text:style-name="P45"><text:span text:style-name="T68">Evidência de Homologação</text:span><text:span text:style-name="T69"/></text:p>
          </table:table-cell>
        </table:table-row>
        <table:table-row table:style-name="TableRow0201">
          <table:table-cell table:style-name="TableCell020100">
            <text:p text:style-name="P48"><text:span text:style-name="T70">1.1</text:span><text:span text:style-name="T71"/></text:p>
          </table:table-cell>
          <table:table-cell table:style-name="TableCell020101">
            <text:p text:style-name="P48"><text:span text:style-name="T72">LUCAS HENRIQUE</text:span><text:span text:style-name="T73"/></text:p>
          </table:table-cell>
          <table:table-cell table:style-name="TableCell020102">
            <text:p text:style-name="P48"><text:span text:style-name="T74">NULL</text:span><text:span text:style-name="T75"/></text:p>
          </table:table-cell>
        </table:table-row>
        <table:table-row table:style-name="TableRow0202">
          <table:table-cell table:style-name="TableCell020200">
            <text:p text:style-name="P50"><text:span text:style-name="T76">1.4</text:span><text:span text:style-name="T77"/></text:p>
          </table:table-cell>
          <table:table-cell table:style-name="TableCell020201">
            <text:p text:style-name="P50"><text:span text:style-name="T78">Matheus de sá</text:span><text:span text:style-name="T79"/></text:p>
          </table:table-cell>
          <table:table-cell table:style-name="TableCell020202">
            <text:p text:style-name="P50"><text:span text:style-name="T80">NULL</text:span><text:span text:style-name="T81"/></text:p>
          </table:table-cell>
        </table:table-row>
        <table:table-row table:style-name="TableRow0203">
          <table:table-cell table:style-name="TableCell020300">
            <text:p text:style-name="P52"><text:span text:style-name="T81"/></text:p>
          </table:table-cell>
          <table:table-cell table:style-name="TableCell020301">
            <text:p text:style-name="P52"><text:span text:style-name="T81"/></text:p>
          </table:table-cell>
          <table:table-cell table:style-name="TableCell020302">
            <text:p text:style-name="P52"><text:span text:style-name="T81"/></text:p>
          </table:table-cell>
        </table:table-row>
      </table:table>
      <text:p text:style-name="P54"><text:span text:style-name="T81"/></text:p>
      <text:p text:style-name="P55"><text:span text:style-name="T82">Conteúdo</text:span></text:p>
      <text:p text:style-name="P56"><text:span text:style-name="T83">1.</text:span><text:span text:style-name="T84"><text:tab/></text:span><text:span text:style-name="T85">Introdução<text:tab/>3</text:span></text:p>
      <text:p text:style-name="P57"><text:span text:style-name="T86">1.1</text:span><text:span text:style-name="T87"><text:tab/></text:span><text:span text:style-name="T88">Visão geral do documento<text:tab/>3</text:span></text:p>
      <text:p text:style-name="P57"><text:span text:style-name="T88">1.2</text:span><text:span text:style-name="T89"><text:tab/></text:span><text:span text:style-name="T90">Convenções, termos e abreviações<text:tab/>3</text:span></text:p>
      <text:p text:style-name="P58"><text:span text:style-name="T91">1.2.1</text:span><text:span text:style-name="T92"><text:tab/></text:span><text:span text:style-name="T93">Identificação dos requisitos<text:tab/>3</text:span></text:p>
      <text:p text:style-name="P58"><text:span text:style-name="T94">1.2.2</text:span><text:span text:style-name="T95"><text:tab/></text:span><text:span text:style-name="T96">Prioridades dos requisitos<text:tab/>3</text:span></text:p>
      <text:p text:style-name="P59"><text:span text:style-name="T97">2.</text:span><text:span text:style-name="T98"><text:tab/></text:span><text:span text:style-name="T99">Visão geral do sistema <text:tab/>3</text:span></text:p>
      <text:p text:style-name="P60"><text:span text:style-name="T100">2.1</text:span><text:span text:style-name="T101"><text:tab/></text:span><text:span text:style-name="T102">Abrangência e sistemas relacionados<text:tab/>3</text:span></text:p>
      <text:p text:style-name="P60"><text:span text:style-name="T102">2.2</text:span><text:span text:style-name="T103"><text:tab/></text:span><text:span text:style-name="T104">Descrição do cliente<text:tab/>3</text:span></text:p>
      <text:p text:style-name="P60"><text:span text:style-name="T104">2.3</text:span><text:span text:style-name="T105"><text:tab/></text:span><text:span text:style-name="T106">Descrição dos usuários<text:tab/>3</text:span></text:p>
      <text:p text:style-name="P61"><text:span text:style-name="T107">3.</text:span><text:span text:style-name="T108"><text:tab/></text:span><text:span text:style-name="T109">Requisitos funcionais <text:tab/>3</text:span></text:p>
      <text:p text:style-name="P62"><text:span text:style-name="T110">3.1</text:span><text:span text:style-name="T111"><text:tab/></text:span><text:span text:style-name="T112">Lista requisitos funcionais</text:span><text:span text:style-name="T113"><text:tab/>3</text:span></text:p>
      <text:p text:style-name="P63"><text:span text:style-name="T114">[RF001]<text:s/></text:span><text:span text:style-name="T115">Cadastro de produtos</text:span><text:span text:style-name="T116"><text:tab/>3</text:span></text:p>
      <text:p text:style-name="P63"><text:span text:style-name="T116">[RF002]<text:s/></text:span><text:span text:style-name="T117">Controle de estoque</text:span><text:span text:style-name="T118"><text:tab/>3</text:span></text:p>
      <text:p text:style-name="P64"><text:span text:style-name="T119">4.</text:span><text:span text:style-name="T120"><text:tab/></text:span><text:span text:style-name="T121">Requisitos funcionais fora do escopo <text:tab/>3</text:span></text:p>
      <text:p text:style-name="P64"><text:span text:style-name="T122">5.</text:span><text:span text:style-name="T123"><text:tab/></text:span><text:span text:style-name="T124">Referências <text:tab/>3</text:span></text:p>
      <text:p text:style-name="P64"><text:span text:style-name="T124">6.</text:span><text:span text:style-name="T125"><text:tab/></text:span><text:span text:style-name="T126">Especificações complementares <text:tab/>3</text:span></text:p>
      <text:p text:style-name="P65"><text:span text:style-name="T127"/></text:p>
      <text:p text:style-name="P66"><text:span text:style-name="T128">Introdução</text:span></text:p>
      <text:p text:style-name="P67"><text:span text:style-name="T129">Este documento especifica os requisitos funcionais do sistema MotoCampos , fornecendo aos desenvolvedores as informações necessárias para o projeto e implementação, assim como para a realização dos testes e homologação do sistema.</text:span></text:p>
      <text:p text:style-name="P68"><text:span text:style-name="T130">Visão geral do documento</text:span></text:p>
      <text:p text:style-name="P69"><text:span text:style-name="T131">Além desta seção introdutória, as seções seguintes estão organizadas como descrito abaixo.</text:span></text:p>
      <text:p text:style-name="P70"><text:span text:style-name="T132">Seção 2<text:s/></text:span><text:span text:style-name="T133">–</text:span><text:span text:style-name="T134"><text:s/>Visão geral do sistema</text:span><text:span text:style-name="T135">: apresenta uma visão geral do sistema, caracterizando qual é o seu escopo e descrevendo seus usuários.</text:span></text:p>
      <text:p text:style-name="P70"><text:span text:style-name="T136">Seção 3<text:s/></text:span><text:span text:style-name="T137">–</text:span><text:span text:style-name="T138"><text:s/>Requisitos funcionais</text:span><text:span text:style-name="T139">: especifica as funcionalidades do sistema.</text:span></text:p>
      <text:p text:style-name="P70"><text:span text:style-name="T140">Seção 4<text:s/></text:span><text:span text:style-name="T141">–</text:span><text:span text:style-name="T142"><text:s/>Requisitos funcionais fora do escopo:</text:span><text:span text:style-name="T143"><text:s/>apresenta as características que de antemão não farão parte do sistema.</text:span></text:p>
      <text:p text:style-name="P70"><text:span text:style-name="T144">Seção 5<text:s/></text:span><text:span text:style-name="T145">–</text:span><text:span text:style-name="T146"><text:s/>Referências:<text:s/></text:span><text:span text:style-name="T147">apresenta referências para outros documentos utilizados para a confecção deste documento.</text:span></text:p>
      <text:p text:style-name="P70"><text:span text:style-name="T148">Seção 6<text:s/></text:span><text:span text:style-name="T149">–</text:span><text:span text:style-name="T150"><text:s/>Especificações complementares</text:span><text:span text:style-name="T151">:</text:span><text:span text:style-name="T152"><text:s/></text:span><text:span text:style-name="T153">Lista dos documentos de especificação complementares produzidos durante o levantamento dos requisitos funcionais, tais como:</text:span></text:p>
      <text:p text:style-name="P71"><text:span text:style-name="T154">-</text:span><text:span text:style-name="T155"><text:s/>Protótipo<text:s/></text:span><text:span text:style-name="T156">throw away</text:span><text:span text:style-name="T157">: apresenta um esboço da interface gráfica do usuário que será evoluído no fluxo de especificação de casos de uso.</text:span></text:p>
      <text:p text:style-name="P71"><text:span text:style-name="T157">- Identidade Visual do sistema: apresenta uma descrição da identidade visual que será usada como referência.</text:span></text:p>
      <text:p text:style-name="P72"><text:span text:style-name="T157"><text:tab/>- Glossário: apresenta a descrição dos termos próprios do negócio,</text:span></text:p>
      <text:p text:style-name="P73"><text:span text:style-name="T158">Convenções, termos e abreviações</text:span></text:p>
      <text:p text:style-name="P74"><text:span text:style-name="T159">A correta interpretação deste documento exige o conhecimento de algumas convenções e termos específicos, que são descritos a seguir.</text:span></text:p>
      <text:p text:style-name="P75"><text:span text:style-name="T160">Identificação dos requisitos</text:span></text:p>
      <text:p text:style-name="P76"><text:span text:style-name="T161">Por convenção, a referência a requisitos é feita através do nome da subseção onde eles estão descritos, seguidos do identificador do requisito, de acordo com a especificação a seguir:</text:span></text:p>
      <text:p text:style-name="P77"><text:span text:style-name="T161">[</text:span><text:span text:style-name="T162">nome da subseção. identificador do requisito</text:span><text:span text:style-name="T163">]</text:span></text:p>
      <text:p text:style-name="P78"><text:span text:style-name="T163">Por exemplo, o requisito funcional [Recuperação de dados.RF016] deve estar descrito em uma subseção chamada “Recuperação de dados”, em um bloco identificado pelo número [RF016]. </text:span></text:p>
      <text:p text:style-name="P78"><text:span text:style-name="T163">Os requisitos devem ser identificados com um identificador único. A numeração inicia com o identificador [RF001] e prossegue sendo incrementada à medida que forem surgindo novos requisitos.</text:span></text:p>
      <text:p text:style-name="P79"><text:span text:style-name="T164">Prioridades dos requisitos</text:span></text:p>
      <text:p text:style-name="P80"><text:span text:style-name="T165">Para estabelecer a prioridade dos requisitos, na seção e, foram adotadas as denominações “essencial”, “importante” e “desejável”. </text:span></text:p>
      <text:p text:style-name="P81"><text:span text:style-name="T166">Essencial</text:span><text:span text:style-name="T167"><text:s/>é o requisito sem o qual o sistema não entra em funcionamento. Requisitos essenciais são requisitos imprescindíveis, que têm que ser implementados impreterivelmente.</text:span></text:p>
      <text:p text:style-name="P81"><text:span text:style-name="T168">Importante</text:span><text:span text:style-name="T169"><text:s/>é o requisito sem o qual o sistema entra em funcionamento, mas de forma não satisfatória. Requisitos importantes devem ser implementados, mas, se não forem, o sistema poderá ser implantado e usado mesmo assim.</text:span></text:p>
      <text:p text:style-name="P81"><text:span text:style-name="T170">Desejável</text:span><text:span text:style-name="T171"><text:s/>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span></text:p>
      <text:p text:style-name="P82"><text:span text:style-name="T172">Visão geral do sistema </text:span></text:p>
      <text:p text:style-name="P83"><text:span text:style-name="T173"><text:tab/></text:span><text:span text:style-name="T174">O nosso software tem como objetivo, facilitar o gerenciamento do fluxo de entrada e saída de todas as peças e dos componentes utilizados na prestação de serviços de manutenção e reparo de motos. Além disso por meio do sistema sera possivel regristar os serviços prestados no dia, por meio disto o sistema cuidará do caixa (controle de caixa), do estoque (controle de estoque) e dos serviços prestados pela empresa(controle de serviços).</text:span></text:p>
      <text:p text:style-name="P83"><text:span text:style-name="T174"><text:tab/>A principal finalidade é garantir que a oficina tenha sempre o estoque adequado de peças , evitando a falta de itens essenciais e o excesso de produtos parados, o que pode gerar custos desnecessários. Também é um dos objetivos realizar o controle dos serviços prestados, algo muito util para uma oficina, Além de que com o controle de caixa, estoque e de serviços será possivel maximizar o lucro da empresa e fazer um bom software. </text:span></text:p>
      <text:p text:style-name="P84"><text:span text:style-name="T175">Abrangência e sistemas relacionados</text:span></text:p>
      <text:p text:style-name="P85"><text:span text:style-name="T176">O sistema MotoCampos</text:span><text:span text:style-name="T177"><text:s/></text:span><text:span text:style-name="T178">irá permitir ao TCE:</text:span></text:p>
      <text:p text:style-name="P85"><text:span text:style-name="T179"/></text:p>
      <text:list text:style-name="L86">
        <text:list-item>
          <text:p text:style-name="P86"><text:span text:style-name="T180">Cadastro de produtos</text:span></text:p>
        </text:list-item>
        <text:list-item>
          <text:p text:style-name="P86"><text:span text:style-name="T181">Controle de estoque</text:span></text:p>
        </text:list-item>
        <text:list-item>
          <text:p text:style-name="P86"><text:span text:style-name="T181">Registro de fornecedores</text:span></text:p>
        </text:list-item>
        <text:list-item>
          <text:p text:style-name="P86"><text:span text:style-name="T181">Vendas</text:span></text:p>
        </text:list-item>
        <text:list-item>
          <text:p text:style-name="P86"><text:span text:style-name="T181">Gestão de clientes</text:span></text:p>
        </text:list-item>
        <text:list-item>
          <text:p text:style-name="P86"><text:span text:style-name="T181">Controle de caixa</text:span></text:p>
        </text:list-item>
        <text:list-item>
          <text:p text:style-name="P86"><text:span text:style-name="T181">Relatórios e análises</text:span></text:p>
        </text:list-item>
        <text:list-item>
          <text:p text:style-name="P86"><text:span text:style-name="T181">Controle de acessos</text:span></text:p>
        </text:list-item>
        <text:list-item>
          <text:p text:style-name="P86"><text:span text:style-name="T181">Backup e segurança</text:span></text:p>
        </text:list-item>
        <text:list-item>
          <text:p text:style-name="P86"><text:span text:style-name="T181">controle de servicos </text:span></text:p>
        </text:list-item>
      </text:list>
      <text:p text:style-name="P87"><text:span text:style-name="T182"/></text:p>
      <text:p text:style-name="P87"><text:span text:style-name="T183">Nota: As características listadas acima têm como objetivo apenas sumarizar uma primeira expectativa sobre o que o sistema deve fazer, porém, para que essa expectativa seja implementada, é necessário que corresponda aos requisitos registrados na seção 3. </text:span></text:p>
      <text:p text:style-name="P87"><text:span text:style-name="T184"/></text:p>
      <text:p text:style-name="P87"><text:span text:style-name="T185">O MotoCampos</text:span><text:span text:style-name="T186"><text:s/></text:span><text:span text:style-name="T187">utilizará informações e processos implementados nos sistemas:</text:span></text:p>
      <text:p text:style-name="P87"><text:span text:style-name="T188"/></text:p>
      <text:list text:style-name="L88">
        <text:list-item>
          <text:p text:style-name="P88"><text:span text:style-name="T189">Sistema operacional windows : O sistema ira rodar utilizando o windows como sistema primario e principal.</text:span></text:p>
        </text:list-item>
        <text:list-item>
          <text:p text:style-name="P88"><text:span text:style-name="T189">postgree/pgAdimin : o pgAdimin ira controlar o banco de dados do sistema, permitindo uma maior confiabilidade do sistema.</text:span></text:p>
        </text:list-item>
      </text:list>
      <text:p text:style-name="P89"><text:span text:style-name="T190">Descrição do cliente</text:span></text:p>
      <text:p text:style-name="P90"><text:span text:style-name="T191">O cliente é uma oficina de motos estabelecida para atender entusiastas e proprietários de motocicletas. Sua atuação se concentra no segmento de serviços e manutenção de motos, oferecendo uma ampla gama de serviços, desde reparos mecânicos e elétricos até customização e personalização de motocicletas. A oficina busca um sistema que otimize a gestão de suas operações diárias, incluindo o agendamento de serviços, o controle de estoque de peças e acessórios, a gestão de clientes e fornecedores, além de auxiliar na administração financeira. O objetivo principal é aprimorar a eficiência operacional e proporcionar um melhor atendimento aos clientes, garantindo um serviço de alta qualidade e uma experiência positiva na oficina de motos.</text:span></text:p>
      <text:p text:style-name="P91"><text:span text:style-name="T192">Descrição dos usuários</text:span></text:p>
      <text:p text:style-name="P91"><text:span text:style-name="T193"/></text:p>
      <text:p text:style-name="P92"><text:span text:style-name="T194">Dono: O dono terá as permições maximas do sistema, podendo modificar informações importantes como bem quiser. </text:span></text:p>
      <text:p text:style-name="P92"><text:span text:style-name="T194">Gerente: O gerente será quem ira realizar a maior parte do trabalho da empresa, na maioria das vezes ele que usara o sistema, portanto ele cuidara do software.</text:span></text:p>
      <text:p text:style-name="P92"><text:span text:style-name="T194">Mecânico: O mecânico utilizara o sistema quando precisar olhar algum produto do estoque ou precisar de uma peça para um serviço em especifico.</text:span></text:p>
      <text:p text:style-name="P92"><text:span text:style-name="T194">Cliente: O cliente podera usar o sistema para ver seu historico de compras e um relatório sobre suas compras.</text:span></text:p>
      <text:p text:style-name="P93"><text:span text:style-name="T195"/></text:p>
      <text:p text:style-name="P94"><text:span text:style-name="T196">Histórias de usuário </text:span></text:p>
      <text:p text:style-name="P95"><text:span text:style-name="T197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97"><text:span text:style-name="T198">"Como um mecânico apaixonado por motos, gostaria de ter um sistema de controle de caixa e estoque personalizado para minha oficina de motos, para que eu possa gerenciar de forma eficiente as finanças, peças e acessórios da oficina, a fim de otimizar o fluxo de trabalho e garantir o sucesso do meu negócio."</text:span><text:span text:style-name="T199"/></text:p>
          </table:table-cell>
        </table:table-row>
        <table:table-row table:style-name="TableRow0301">
          <table:table-cell table:style-name="TableCell030100">
            <text:p text:style-name="P100"><text:span text:style-name="T200"><text:s/>"Como um cliente de longa data da nossa oficina de motos, eu, João, gostaria de poder agendar um serviço de manutenção para minha motocicleta de forma rápida e conveniente, para que eu possa planejar meu dia com antecedência e evitar longos períodos de espera."</text:span><text:span text:style-name="T201"/></text:p>
          </table:table-cell>
        </table:table-row>
      </table:table>
      <text:p text:style-name="P102"><text:span text:style-name="T201"/></text:p>
      <text:p text:style-name="P103"><text:span text:style-name="T202">Requisitos funcionais </text:span></text:p>
      <text:p text:style-name="P104"><text:span text:style-name="T203">Lista requisitos funcionais</text:span></text:p>
      <text:p text:style-name="P105"><text:span text:style-name="T204"/></text:p>
      <text:p text:style-name="P106"><text:span text:style-name="T205"><text:s/>[RF001]<text:s/></text:span><text:span text:style-name="T206">Cadastro de produtos:</text:span></text:p>
      <text:p text:style-name="P107"><text:span text:style-name="T207">Descrição do requisito funcional:<text:s/></text:span><text:span text:style-name="T208">Registra todos os produtos que a oficina vende, como</text:span></text:p>
      <text:p text:style-name="P107"><text:span text:style-name="T208">peças de reposição, acessórios e lubrificantes.</text:span></text:p>
      <text:p text:style-name="P107"><text:span text:style-name="T208">Inclua informações detalhadas, como nome, numero de</text:span></text:p>
      <text:p text:style-name="P107"><text:span text:style-name="T208">série, descrição, preço de compra, preço de venda,</text:span></text:p>
      <text:p text:style-name="P107"><text:span text:style-name="T208">marca, observações .</text:span></text:p>
      <text:p text:style-name="P107"><text:span text:style-name="T209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column table:style-name="TableColumn0405"/>
        <table:table-column table:style-name="TableColumn0406"/>
        <table:table-row table:style-name="TableRow0400">
          <table:table-cell table:style-name="TableCell040000">
            <text:p text:style-name="P109"><text:span text:style-name="T210">Prioridade</text:span><text:span text:style-name="T211">:</text:span><text:span text:style-name="T212"/></text:p>
          </table:table-cell>
          <table:table-cell table:style-name="TableCell040001">
            <text:p text:style-name="P110"><text:span text:style-name="T213">x</text:span><text:span text:style-name="T214"/></text:p>
          </table:table-cell>
          <table:table-cell table:style-name="TableCell040002">
            <text:p text:style-name="P111"><text:span text:style-name="T215">Essencial</text:span><text:span text:style-name="T216"/></text:p>
          </table:table-cell>
          <table:table-cell table:style-name="TableCell040003">
            <text:p text:style-name="P112"><text:span text:style-name="T217"></text:span><text:span text:style-name="T218"/></text:p>
          </table:table-cell>
          <table:table-cell table:style-name="TableCell040004">
            <text:p text:style-name="P113"><text:span text:style-name="T219">Importante</text:span><text:span text:style-name="T220"/></text:p>
          </table:table-cell>
          <table:table-cell table:style-name="TableCell040005">
            <text:p text:style-name="P114"><text:span text:style-name="T221"></text:span><text:span text:style-name="T222"/></text:p>
          </table:table-cell>
          <table:table-cell table:style-name="TableCell040006">
            <text:p text:style-name="P115"><text:span text:style-name="T223">Desejável</text:span><text:span text:style-name="T224"/></text:p>
          </table:table-cell>
        </table:table-row>
      </table:table>
      <text:p text:style-name="P117"><text:span text:style-name="T224"/></text:p>
      <text:p text:style-name="P118"><text:span text:style-name="T225"><text:s/>[RF002] Controle de estoque:</text:span></text:p>
      <text:p text:style-name="P119"><text:span text:style-name="T225">Descrição do requisito funcional: Atualiza automaticamente o estoque sempre que uma</text:span></text:p>
      <text:p text:style-name="P119"><text:span text:style-name="T225">venda for realizada ou uma compra de produtos for</text:span></text:p>
      <text:p text:style-name="P119"><text:span text:style-name="T225">registrada.</text:span></text:p>
      <text:p text:style-name="P119"><text:span text:style-name="T225">Configura alertas de estoque mínimo para evitar a falta</text:span></text:p>
      <text:p text:style-name="P119"><text:span text:style-name="T225">de produtos essenciais.</text:span></text:p>
      <text:p text:style-name="P119"><text:span text:style-name="T226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column table:style-name="TableColumn0505"/>
        <table:table-column table:style-name="TableColumn0506"/>
        <table:table-row table:style-name="TableRow0500">
          <table:table-cell table:style-name="TableCell050000">
            <text:p text:style-name="P121"><text:span text:style-name="T227">Prioridade</text:span><text:span text:style-name="T228">:</text:span><text:span text:style-name="T229"/></text:p>
          </table:table-cell>
          <table:table-cell table:style-name="TableCell050001">
            <text:p text:style-name="P122"><text:span text:style-name="T230">x</text:span><text:span text:style-name="T231"/></text:p>
          </table:table-cell>
          <table:table-cell table:style-name="TableCell050002">
            <text:p text:style-name="P123"><text:span text:style-name="T232">Essencial</text:span><text:span text:style-name="T233"/></text:p>
          </table:table-cell>
          <table:table-cell table:style-name="TableCell050003">
            <text:p text:style-name="P124"><text:span text:style-name="T234">¨</text:span><text:span text:style-name="T235"/></text:p>
          </table:table-cell>
          <table:table-cell table:style-name="TableCell050004">
            <text:p text:style-name="P125"><text:span text:style-name="T236">Importante</text:span><text:span text:style-name="T237"/></text:p>
          </table:table-cell>
          <table:table-cell table:style-name="TableCell050005">
            <text:p text:style-name="P126"><text:span text:style-name="T238">¨</text:span><text:span text:style-name="T239"/></text:p>
          </table:table-cell>
          <table:table-cell table:style-name="TableCell050006">
            <text:p text:style-name="P127"><text:span text:style-name="T240">Desejável</text:span><text:span text:style-name="T241"/></text:p>
          </table:table-cell>
        </table:table-row>
      </table:table>
      <text:p text:style-name="P129"><text:span text:style-name="T241"/></text:p>
      <text:p text:style-name="P129"><text:span text:style-name="T242"><text:tab/><text:tab/><text:tab/><text:tab/>[RF003] Registro de fornecedores:</text:span></text:p>
      <text:p text:style-name="P129"><text:span text:style-name="T242">Descrição do requisito funcional: Mantem um banco de dados</text:span></text:p>
      <text:p text:style-name="P129"><text:span text:style-name="T242">de fornecedores, incluindo informações de contato e hist</text:span></text:p>
      <text:p text:style-name="P129"><text:span text:style-name="T242">órico de compras.</text:span></text:p>
      <text:p text:style-name="P129"><text:span text:style-name="T242">Associa produtos a fornecedores para facilitar a reordena</text:span></text:p>
      <text:p text:style-name="P129"><text:span text:style-name="T242">ção de estoque.</text:span></text:p>
      <text:p text:style-name="P129"><text:span text:style-name="T243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column table:style-name="TableColumn0605"/>
        <table:table-column table:style-name="TableColumn0606"/>
        <table:table-row table:style-name="TableRow0600">
          <table:table-cell table:style-name="TableCell060000">
            <text:p text:style-name="P131"><text:span text:style-name="T244">Prioridade</text:span><text:span text:style-name="T245">:</text:span><text:span text:style-name="T246"/></text:p>
          </table:table-cell>
          <table:table-cell table:style-name="TableCell060001">
            <text:p text:style-name="P132"><text:span text:style-name="T247">x</text:span><text:span text:style-name="T248"/></text:p>
          </table:table-cell>
          <table:table-cell table:style-name="TableCell060002">
            <text:p text:style-name="P133"><text:span text:style-name="T249">Essencial</text:span><text:span text:style-name="T250"/></text:p>
          </table:table-cell>
          <table:table-cell table:style-name="TableCell060003">
            <text:p text:style-name="P134"><text:span text:style-name="T251">¨</text:span><text:span text:style-name="T252"/></text:p>
          </table:table-cell>
          <table:table-cell table:style-name="TableCell060004">
            <text:p text:style-name="P135"><text:span text:style-name="T253">Importante</text:span><text:span text:style-name="T254"/></text:p>
          </table:table-cell>
          <table:table-cell table:style-name="TableCell060005">
            <text:p text:style-name="P136"><text:span text:style-name="T255">¨</text:span><text:span text:style-name="T256"/></text:p>
          </table:table-cell>
          <table:table-cell table:style-name="TableCell060006">
            <text:p text:style-name="P137"><text:span text:style-name="T257">Desejável</text:span><text:span text:style-name="T258"/></text:p>
          </table:table-cell>
        </table:table-row>
      </table:table>
      <text:p text:style-name="P139"><text:span text:style-name="T258"/></text:p>
      <text:p text:style-name="P139"><text:span text:style-name="T259"><text:tab/><text:tab/><text:tab/><text:tab/>[RF004] Vendas:</text:span></text:p>
      <text:p text:style-name="P139"><text:span text:style-name="T259">Descrição do requisito funcional: Registra todas as vendas de produtos, incluindo data, </text:span></text:p>
      <text:p text:style-name="P139"><text:span text:style-name="T259">cliente, produtos vendidos e valor total.</text:span></text:p>
      <text:p text:style-name="P139"><text:span text:style-name="T259">Permite vendas à vista e a prazo, se aplicável,</text:span></text:p>
      <text:p text:style-name="P139"><text:span text:style-name="T259">e rastreia os pagamentos pendentes.</text:span></text:p>
      <text:p text:style-name="P139"><text:span text:style-name="T260"/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column table:style-name="TableColumn0704"/>
        <table:table-column table:style-name="TableColumn0705"/>
        <table:table-column table:style-name="TableColumn0706"/>
        <table:table-row table:style-name="TableRow0700">
          <table:table-cell table:style-name="TableCell070000">
            <text:p text:style-name="P141"><text:span text:style-name="T261">Prioridade</text:span><text:span text:style-name="T262">:</text:span><text:span text:style-name="T263"/></text:p>
          </table:table-cell>
          <table:table-cell table:style-name="TableCell070001">
            <text:p text:style-name="P142"><text:span text:style-name="T264">x</text:span><text:span text:style-name="T265"/></text:p>
          </table:table-cell>
          <table:table-cell table:style-name="TableCell070002">
            <text:p text:style-name="P143"><text:span text:style-name="T266">Essencial</text:span><text:span text:style-name="T267"/></text:p>
          </table:table-cell>
          <table:table-cell table:style-name="TableCell070003">
            <text:p text:style-name="P144"><text:span text:style-name="T268">¨</text:span><text:span text:style-name="T269"/></text:p>
          </table:table-cell>
          <table:table-cell table:style-name="TableCell070004">
            <text:p text:style-name="P145"><text:span text:style-name="T270">Importante</text:span><text:span text:style-name="T271"/></text:p>
          </table:table-cell>
          <table:table-cell table:style-name="TableCell070005">
            <text:p text:style-name="P146"><text:span text:style-name="T272">¨</text:span><text:span text:style-name="T273"/></text:p>
          </table:table-cell>
          <table:table-cell table:style-name="TableCell070006">
            <text:p text:style-name="P147"><text:span text:style-name="T274">Desejável</text:span><text:span text:style-name="T275"/></text:p>
          </table:table-cell>
        </table:table-row>
      </table:table>
      <text:p text:style-name="P149"><text:span text:style-name="T275"/></text:p>
      <text:p text:style-name="P149"><text:span text:style-name="T276"><text:tab/><text:tab/><text:tab/><text:tab/>[RF005] Gestão de clientes:</text:span></text:p>
      <text:p text:style-name="P149"><text:span text:style-name="T276">Descrição do requisito funcional: Mantem um registro de clientes, incluindo informações de contato, histórico de compras e preferências.</text:span></text:p>
      <text:p text:style-name="P149"><text:span text:style-name="T276">Ofereçe descontos ou promoções especiais para clientes fiéis.</text:span></text:p>
      <text:p text:style-name="P149"><text:span text:style-name="T277"/></text:p>
      <table:table table:style-name="Table08">
        <table:table-column table:style-name="TableColumn0800"/>
        <table:table-column table:style-name="TableColumn0801"/>
        <table:table-column table:style-name="TableColumn0802"/>
        <table:table-column table:style-name="TableColumn0803"/>
        <table:table-column table:style-name="TableColumn0804"/>
        <table:table-column table:style-name="TableColumn0805"/>
        <table:table-column table:style-name="TableColumn0806"/>
        <table:table-row table:style-name="TableRow0800">
          <table:table-cell table:style-name="TableCell080000">
            <text:p text:style-name="P151"><text:span text:style-name="T278">Prioridade</text:span><text:span text:style-name="T279">:</text:span><text:span text:style-name="T280"/></text:p>
          </table:table-cell>
          <table:table-cell table:style-name="TableCell080001">
            <text:p text:style-name="P152"><text:span text:style-name="T281">x</text:span><text:span text:style-name="T282"/></text:p>
          </table:table-cell>
          <table:table-cell table:style-name="TableCell080002">
            <text:p text:style-name="P153"><text:span text:style-name="T283">Essencial</text:span><text:span text:style-name="T284"/></text:p>
          </table:table-cell>
          <table:table-cell table:style-name="TableCell080003">
            <text:p text:style-name="P154"><text:span text:style-name="T285">¨</text:span><text:span text:style-name="T286"/></text:p>
          </table:table-cell>
          <table:table-cell table:style-name="TableCell080004">
            <text:p text:style-name="P155"><text:span text:style-name="T287">Importante</text:span><text:span text:style-name="T288"/></text:p>
          </table:table-cell>
          <table:table-cell table:style-name="TableCell080005">
            <text:p text:style-name="P156"><text:span text:style-name="T289">¨</text:span><text:span text:style-name="T290"/></text:p>
          </table:table-cell>
          <table:table-cell table:style-name="TableCell080006">
            <text:p text:style-name="P157"><text:span text:style-name="T291">Desejável</text:span><text:span text:style-name="T292"/></text:p>
          </table:table-cell>
        </table:table-row>
      </table:table>
      <text:p text:style-name="P159"><text:span text:style-name="T292"/></text:p>
      <text:p text:style-name="P159"><text:span text:style-name="T293"><text:s/><text:tab/><text:tab/><text:tab/><text:tab/>[RF006] Controle de caixa :</text:span></text:p>
      <text:p text:style-name="P159"><text:span text:style-name="T293">Descrição do requisito funcional: Registra todas as transações de caixa, incluindo </text:span></text:p>
      <text:p text:style-name="P159"><text:span text:style-name="T293">vendas, compras de produtos, despesas e receitas </text:span></text:p>
      <text:p text:style-name="P159"><text:span text:style-name="T293">diversas. Mantem um saldo de caixa atualizado em tempo real.</text:span></text:p>
      <text:p text:style-name="P159"><text:span text:style-name="T294"/></text:p>
      <table:table table:style-name="Table09">
        <table:table-column table:style-name="TableColumn0900"/>
        <table:table-column table:style-name="TableColumn0901"/>
        <table:table-column table:style-name="TableColumn0902"/>
        <table:table-column table:style-name="TableColumn0903"/>
        <table:table-column table:style-name="TableColumn0904"/>
        <table:table-column table:style-name="TableColumn0905"/>
        <table:table-column table:style-name="TableColumn0906"/>
        <table:table-row table:style-name="TableRow0900">
          <table:table-cell table:style-name="TableCell090000">
            <text:p text:style-name="P161"><text:span text:style-name="T295">Prioridade</text:span><text:span text:style-name="T296">:</text:span><text:span text:style-name="T297"/></text:p>
          </table:table-cell>
          <table:table-cell table:style-name="TableCell090001">
            <text:p text:style-name="P162"><text:span text:style-name="T298">x</text:span><text:span text:style-name="T299"/></text:p>
          </table:table-cell>
          <table:table-cell table:style-name="TableCell090002">
            <text:p text:style-name="P163"><text:span text:style-name="T300">Essencial</text:span><text:span text:style-name="T301"/></text:p>
          </table:table-cell>
          <table:table-cell table:style-name="TableCell090003">
            <text:p text:style-name="P164"><text:span text:style-name="T302">¨</text:span><text:span text:style-name="T303"/></text:p>
          </table:table-cell>
          <table:table-cell table:style-name="TableCell090004">
            <text:p text:style-name="P165"><text:span text:style-name="T304">Importante</text:span><text:span text:style-name="T305"/></text:p>
          </table:table-cell>
          <table:table-cell table:style-name="TableCell090005">
            <text:p text:style-name="P166"><text:span text:style-name="T306">¨</text:span><text:span text:style-name="T307"/></text:p>
          </table:table-cell>
          <table:table-cell table:style-name="TableCell090006">
            <text:p text:style-name="P167"><text:span text:style-name="T308">Desejável</text:span><text:span text:style-name="T309"/></text:p>
          </table:table-cell>
        </table:table-row>
      </table:table>
      <text:p text:style-name="P169"><text:span text:style-name="T309"/></text:p>
      <text:p text:style-name="P169"><text:span text:style-name="T310"><text:tab/><text:tab/><text:tab/><text:tab/>[RF007] Relatórios e análises :</text:span></text:p>
      <text:p text:style-name="P169"><text:span text:style-name="T310">Descrição do requisito funcional: Cria relatórios de vendas, lucros, estoque atual e outras métricas financeiras para ajudar na tomada de decisões. Analisa o desempenho de produtos específicos e identifica itens de baixo giro.</text:span></text:p>
      <text:p text:style-name="P169"><text:span text:style-name="T311"/></text:p>
      <table:table table:style-name="Table10">
        <table:table-column table:style-name="TableColumn1000"/>
        <table:table-column table:style-name="TableColumn1001"/>
        <table:table-column table:style-name="TableColumn1002"/>
        <table:table-column table:style-name="TableColumn1003"/>
        <table:table-column table:style-name="TableColumn1004"/>
        <table:table-column table:style-name="TableColumn1005"/>
        <table:table-column table:style-name="TableColumn1006"/>
        <table:table-row table:style-name="TableRow1000">
          <table:table-cell table:style-name="TableCell100000">
            <text:p text:style-name="P171"><text:span text:style-name="T312">Prioridade</text:span><text:span text:style-name="T313">:</text:span><text:span text:style-name="T314"/></text:p>
          </table:table-cell>
          <table:table-cell table:style-name="TableCell100001">
            <text:p text:style-name="P172"><text:span text:style-name="T315">¨</text:span><text:span text:style-name="T316"/></text:p>
          </table:table-cell>
          <table:table-cell table:style-name="TableCell100002">
            <text:p text:style-name="P173"><text:span text:style-name="T317">Essencial</text:span><text:span text:style-name="T318"/></text:p>
          </table:table-cell>
          <table:table-cell table:style-name="TableCell100003">
            <text:p text:style-name="P174"><text:span text:style-name="T319">x</text:span><text:span text:style-name="T320"/></text:p>
          </table:table-cell>
          <table:table-cell table:style-name="TableCell100004">
            <text:p text:style-name="P175"><text:span text:style-name="T321">Importante</text:span><text:span text:style-name="T322"/></text:p>
          </table:table-cell>
          <table:table-cell table:style-name="TableCell100005">
            <text:p text:style-name="P176"><text:span text:style-name="T323">¨</text:span><text:span text:style-name="T324"/></text:p>
          </table:table-cell>
          <table:table-cell table:style-name="TableCell100006">
            <text:p text:style-name="P177"><text:span text:style-name="T325">Desejável</text:span><text:span text:style-name="T326"/></text:p>
          </table:table-cell>
        </table:table-row>
      </table:table>
      <text:p text:style-name="P179"><text:span text:style-name="T326"/></text:p>
      <text:p text:style-name="P180"><text:span text:style-name="T327">[RF008] Controle de acessos :</text:span></text:p>
      <text:p text:style-name="P181"><text:span text:style-name="T327">Descrição do requisito funcional: Implementa níveis de acesso para os funcionários,</text:span></text:p>
      <text:p text:style-name="P181"><text:span text:style-name="T327">permitindo que apenas pessoal autorizado faça</text:span></text:p>
      <text:p text:style-name="P181"><text:span text:style-name="T327">alterações no sistema. Registra todas as ações realizadas pelos usuários para fins de auditoria.</text:span></text:p>
      <table:table table:style-name="Table11">
        <table:table-column table:style-name="TableColumn1100"/>
        <table:table-column table:style-name="TableColumn1101"/>
        <table:table-column table:style-name="TableColumn1102"/>
        <table:table-column table:style-name="TableColumn1103"/>
        <table:table-column table:style-name="TableColumn1104"/>
        <table:table-column table:style-name="TableColumn1105"/>
        <table:table-column table:style-name="TableColumn1106"/>
        <table:table-row table:style-name="TableRow1100">
          <table:table-cell table:style-name="TableCell110000">
            <text:p text:style-name="P183"><text:span text:style-name="T329">Prioridade</text:span><text:span text:style-name="T330">:</text:span><text:span text:style-name="T331"/></text:p>
          </table:table-cell>
          <table:table-cell table:style-name="TableCell110001">
            <text:p text:style-name="P184"><text:span text:style-name="T332">¨</text:span><text:span text:style-name="T333"/></text:p>
          </table:table-cell>
          <table:table-cell table:style-name="TableCell110002">
            <text:p text:style-name="P185"><text:span text:style-name="T334">Essencial</text:span><text:span text:style-name="T335"/></text:p>
          </table:table-cell>
          <table:table-cell table:style-name="TableCell110003">
            <text:p text:style-name="P186"><text:span text:style-name="T336">x</text:span><text:span text:style-name="T337"/></text:p>
          </table:table-cell>
          <table:table-cell table:style-name="TableCell110004">
            <text:p text:style-name="P187"><text:span text:style-name="T338">Importante</text:span><text:span text:style-name="T339"/></text:p>
          </table:table-cell>
          <table:table-cell table:style-name="TableCell110005">
            <text:p text:style-name="P188"><text:span text:style-name="T340">¨</text:span><text:span text:style-name="T341"/></text:p>
          </table:table-cell>
          <table:table-cell table:style-name="TableCell110006">
            <text:p text:style-name="P189"><text:span text:style-name="T342">Desejável</text:span><text:span text:style-name="T343"/></text:p>
          </table:table-cell>
        </table:table-row>
      </table:table>
      <text:p text:style-name="P191"><text:span text:style-name="T343"/></text:p>
      <text:p text:style-name="P192"><text:span text:style-name="T344">[RF009] Backup e segurança:</text:span></text:p>
      <text:p text:style-name="P193"><text:span text:style-name="T344">Descrição do requisito funcional: Faz backups regulares dos dados</text:span></text:p>
      <text:p text:style-name="P193"><text:span text:style-name="T344">do sistema para evitar a perda de informações críticas.</text:span></text:p>
      <text:p text:style-name="P193"><text:span text:style-name="T344">Implementa medidas de segurança, como senhas fortes</text:span></text:p>
      <text:p text:style-name="P193"><text:span text:style-name="T344">e criptografia de dados,</text:span></text:p>
      <text:p text:style-name="P193"><text:span text:style-name="T344">para proteger informações confidenciais.</text:span></text:p>
      <text:p text:style-name="P193"><text:span text:style-name="T345"/></text:p>
      <table:table table:style-name="Table12">
        <table:table-column table:style-name="TableColumn1200"/>
        <table:table-column table:style-name="TableColumn1201"/>
        <table:table-column table:style-name="TableColumn1202"/>
        <table:table-column table:style-name="TableColumn1203"/>
        <table:table-column table:style-name="TableColumn1204"/>
        <table:table-column table:style-name="TableColumn1205"/>
        <table:table-column table:style-name="TableColumn1206"/>
        <table:table-row table:style-name="TableRow1200">
          <table:table-cell table:style-name="TableCell120000">
            <text:p text:style-name="P195"><text:span text:style-name="T346">Prioridade</text:span><text:span text:style-name="T347">:</text:span><text:span text:style-name="T348"/></text:p>
          </table:table-cell>
          <table:table-cell table:style-name="TableCell120001">
            <text:p text:style-name="P196"><text:span text:style-name="T349">¨</text:span><text:span text:style-name="T350"/></text:p>
          </table:table-cell>
          <table:table-cell table:style-name="TableCell120002">
            <text:p text:style-name="P197"><text:span text:style-name="T351">Essencial</text:span><text:span text:style-name="T352"/></text:p>
          </table:table-cell>
          <table:table-cell table:style-name="TableCell120003">
            <text:p text:style-name="P198"><text:span text:style-name="T353">¨</text:span><text:span text:style-name="T354"/></text:p>
          </table:table-cell>
          <table:table-cell table:style-name="TableCell120004">
            <text:p text:style-name="P199"><text:span text:style-name="T355">Importante</text:span><text:span text:style-name="T356"/></text:p>
          </table:table-cell>
          <table:table-cell table:style-name="TableCell120005">
            <text:p text:style-name="P200"><text:span text:style-name="T357">x</text:span><text:span text:style-name="T358"/></text:p>
          </table:table-cell>
          <table:table-cell table:style-name="TableCell120006">
            <text:p text:style-name="P201"><text:span text:style-name="T359">Desejável</text:span><text:span text:style-name="T360"/></text:p>
          </table:table-cell>
        </table:table-row>
      </table:table>
      <text:p text:style-name="P203"><text:span text:style-name="T360"/></text:p>
      <text:p text:style-name="P204"><text:span text:style-name="T361">[RF010]<text:s/></text:span><text:span text:style-name="T362">Controle de servicos:</text:span></text:p>
      <text:p text:style-name="P205"><text:span text:style-name="T363">Descrição do requisito funcional: faz o controle dos servicos pestrados, </text:span></text:p>
      <text:p text:style-name="P205"><text:span text:style-name="T363">gerenciando as transacoes e permitindo registrar todos os servicos </text:span></text:p>
      <text:p text:style-name="P205"><text:span text:style-name="T363">e produtos usados durante o servico.</text:span></text:p>
      <text:p text:style-name="P205"><text:span text:style-name="T364"/></text:p>
      <table:table table:style-name="Table13">
        <table:table-column table:style-name="TableColumn1300"/>
        <table:table-column table:style-name="TableColumn1301"/>
        <table:table-column table:style-name="TableColumn1302"/>
        <table:table-column table:style-name="TableColumn1303"/>
        <table:table-column table:style-name="TableColumn1304"/>
        <table:table-column table:style-name="TableColumn1305"/>
        <table:table-column table:style-name="TableColumn1306"/>
        <table:table-row table:style-name="TableRow1300">
          <table:table-cell table:style-name="TableCell130000">
            <text:p text:style-name="P207"><text:span text:style-name="T365">Prioridade</text:span><text:span text:style-name="T366">:</text:span><text:span text:style-name="T367"/></text:p>
          </table:table-cell>
          <table:table-cell table:style-name="TableCell130001">
            <text:p text:style-name="P208"><text:span text:style-name="T368">x</text:span><text:span text:style-name="T369"/></text:p>
          </table:table-cell>
          <table:table-cell table:style-name="TableCell130002">
            <text:p text:style-name="P209"><text:span text:style-name="T370">Essencial</text:span><text:span text:style-name="T371"/></text:p>
          </table:table-cell>
          <table:table-cell table:style-name="TableCell130003">
            <text:p text:style-name="P210"><text:span text:style-name="T372">¨</text:span><text:span text:style-name="T373"/></text:p>
          </table:table-cell>
          <table:table-cell table:style-name="TableCell130004">
            <text:p text:style-name="P211"><text:span text:style-name="T374">Importante</text:span><text:span text:style-name="T375"/></text:p>
          </table:table-cell>
          <table:table-cell table:style-name="TableCell130005">
            <text:p text:style-name="P212"><text:span text:style-name="T376">¨</text:span><text:span text:style-name="T377"/></text:p>
          </table:table-cell>
          <table:table-cell table:style-name="TableCell130006">
            <text:p text:style-name="P213"><text:span text:style-name="T378">Desejável</text:span><text:span text:style-name="T379"/></text:p>
          </table:table-cell>
        </table:table-row>
      </table:table>
      <text:p text:style-name="P215"><text:span text:style-name="T379"/></text:p>
      <text:p text:style-name="P216"><text:span text:style-name="T380">Requisitos funcionais fora do escopo </text:span></text:p>
      <text:p text:style-name="P217"><text:span text:style-name="T381">Durante o levantamento foram identificados os seguintes requisitos funcionais que<text:s/></text:span><text:span text:style-name="T382">NÃO</text:span><text:span text:style-name="T383"><text:s/>farão parte do escopo deste sistema.<text:s text:c="2"/></text:span></text:p>
      <text:list text:style-name="L218">
        <text:list-item>
          <text:p text:style-name="P218"><text:span text:style-name="T384">Contabilidade Completa: A execução de funções contábeis detalhadas, como a geração de relatórios fiscais, não faz parte do escopo do sistema, que se concentra principalmente na gestão de caixa e estoque.</text:span></text:p>
        </text:list-item>
        <text:list-item>
          <text:p text:style-name="P218"><text:span text:style-name="T384">Gestão de Frota de Motocicletas: A gestão de uma frota de motocicletas de propriedade da oficina, incluindo manutenção, registro de quilometragem e programação de revisões, não é uma funcionalidade do sistema.</text:span></text:p>
        </text:list-item>
        <text:list-item>
          <text:p text:style-name="P218"><text:span text:style-name="T384">Vendas Online: Desenvolver um sistema de comércio eletrônico para vendas de motocicletas e acessórios pela internet não está no escopo do sistema de controle de caixa e estoque.</text:span></text:p>
        </text:list-item>
        <text:list-item>
          <text:p text:style-name="P218"><text:span text:style-name="T384">Gestão de Seguros: O sistema não deve incluir funcionalidades para o gerenciamento de seguros de motos ou de clientes.</text:span></text:p>
        </text:list-item>
      </text:list>
      <text:p text:style-name="P219"><text:span text:style-name="T385">Requisitos não funcionais </text:span></text:p>
      <text:p text:style-name="P220"><text:span text:style-name="T386">[listar os requisitos não funcionais do sistema]</text:span></text:p>
      <text:list text:style-name="L221">
        <text:list-item>
          <text:p text:style-name="P221"><text:span text:style-name="T387">Linguagem java</text:span></text:p>
        </text:list-item>
        <text:list-item>
          <text:p text:style-name="P221"><text:span text:style-name="T387">Uso do brmodelo</text:span></text:p>
        </text:list-item>
        <text:list-item>
          <text:p text:style-name="P221"><text:span text:style-name="T387">Uso do prostgree sql</text:span></text:p>
        </text:list-item>
        <text:list-item>
          <text:p text:style-name="P221"><text:span text:style-name="T387">Uso do eclise </text:span></text:p>
        </text:list-item>
      </text:list>
      <text:p text:style-name="P222"><text:span text:style-name="T388">Diagramas de caso de uso </text:span></text:p>
      <text:p text:style-name="P223"><text:span text:style-name="T389">Pelo menos 10 diagramas de caso de uso</text:span></text:p>
      <text:p text:style-name="P223"><text:span text:style-name="T390"/></text:p>
      <text:p text:style-name="P223"><draw:frame text:anchor-type="as-char" svg:width="182.83mm" svg:height="92.60mm" style:rel-width="scale" style:rel-height="scale"><draw:object-ole xlink:href="OleObj1"/><draw:image xlink:href="ObjectReplacements/OleObj1"/></draw:frame><text:span text:style-name="T390"/></text:p>
      <text:p text:style-name="P223"><draw:frame text:anchor-type="as-char" svg:width="182.83mm" svg:height="106.63mm" style:rel-width="scale" style:rel-height="scale"><draw:object-ole xlink:href="OleObj2"/><draw:image xlink:href="ObjectReplacements/OleObj2"/></draw:frame><text:span text:style-name="T390"/></text:p>
      <text:p text:style-name="P223"><text:span text:style-name="T390"/></text:p>
      <text:p text:style-name="P224"><text:span text:style-name="T391">Referências</text:span></text:p>
      <text:p text:style-name="P225"><text:span text:style-name="T392">Os seguintes documentos serviram de base para o levantamento de requisitos funcionais do sistema:</text:span></text:p>
      <text:list text:style-name="L226">
        <text:list-item>
          <text:p text:style-name="P226"><text:span text:style-name="T393"/></text:p>
        </text:list-item>
      </text:list>
      <text:p text:style-name="P227"><text:span text:style-name="T394">Especificações complementares</text:span></text:p>
      <text:p text:style-name="P228"><text:span text:style-name="T395">Além dos requisitos funcionais identificados e descritos na seção 3, foram produzidos os seguintes artefatos de especificação complementares:</text:span></text:p>
      <text:p text:style-name="P228"><draw:frame text:anchor-type="as-char" svg:width="184.68mm" svg:height="196.59mm" style:rel-width="scale" style:rel-height="scale"><draw:object-ole xlink:href="OleObj3"/><draw:image xlink:href="ObjectReplacements/OleObj3"/></draw:frame><text:span text:style-name="T396"/></text:p>
      <text:p text:style-name="P228"><text:span text:style-name="T396"/></text:p>
      <text:p text:style-name="P228"><text:span text:style-name="T396"/></text:p>
      <text:p text:style-name="P228"><text:span text:style-name="T396"/></text:p>
      <text:p text:style-name="P229"><text:span text:style-name="T396"/></text:p>
      <text:p text:style-name="P230"><text:span text:style-name="T39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